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1mm"/>
    </style:style>
    <style:style style:name="co2" style:family="table-column">
      <style:table-column-properties fo:break-before="auto" style:column-width="28.65mm"/>
    </style:style>
    <style:style style:name="co3" style:family="table-column">
      <style:table-column-properties fo:break-before="auto" style:column-width="19.44mm"/>
    </style:style>
    <style:style style:name="co4" style:family="table-column">
      <style:table-column-properties fo:break-before="auto" style:column-width="20.67mm"/>
    </style:style>
    <style:style style:name="co5" style:family="table-column">
      <style:table-column-properties fo:break-before="auto" style:column-width="24.92mm"/>
    </style:style>
    <style:style style:name="co6" style:family="table-column">
      <style:table-column-properties fo:break-before="auto" style:column-width="33.88mm"/>
    </style:style>
    <style:style style:name="co7" style:family="table-column">
      <style:table-column-properties fo:break-before="auto" style:column-width="31.4mm"/>
    </style:style>
    <style:style style:name="co8" style:family="table-column">
      <style:table-column-properties fo:break-before="auto" style:column-width="18.94mm"/>
    </style:style>
    <style:style style:name="co9" style:family="table-column">
      <style:table-column-properties fo:break-before="auto" style:column-width="27.66mm"/>
    </style:style>
    <style:style style:name="co10" style:family="table-column">
      <style:table-column-properties fo:break-before="auto" style:column-width="17.69mm"/>
    </style:style>
    <style:style style:name="co11" style:family="table-column">
      <style:table-column-properties fo:break-before="auto" style:column-width="23.42mm"/>
    </style:style>
    <style:style style:name="co12" style:family="table-column">
      <style:table-column-properties fo:break-before="auto" style:column-width="28.91mm"/>
    </style:style>
    <style:style style:name="co13" style:family="table-column">
      <style:table-column-properties fo:break-before="auto" style:column-width="21.43mm"/>
    </style:style>
    <style:style style:name="co14" style:family="table-column">
      <style:table-column-properties fo:break-before="auto" style:column-width="24.17mm"/>
    </style:style>
    <style:style style:name="co15" style:family="table-column">
      <style:table-column-properties fo:break-before="auto" style:column-width="26.92mm"/>
    </style:style>
    <style:style style:name="co16" style:family="table-column">
      <style:table-column-properties fo:break-before="auto" style:column-width="27.16mm"/>
    </style:style>
    <style:style style:name="co17" style:family="table-column">
      <style:table-column-properties fo:break-before="auto" style:column-width="32.63mm"/>
    </style:style>
    <style:style style:name="ro1" style:family="table-row">
      <style:table-row-properties style:row-height="8.89mm" fo:break-before="auto" style:use-optimal-row-height="false"/>
    </style:style>
    <style:style style:name="ro2" style:family="table-row">
      <style:table-row-properties style:row-height="5.33mm" fo:break-before="auto" style:use-optimal-row-height="false"/>
    </style:style>
    <style:style style:name="ro3" style:family="table-row">
      <style:table-row-properties style:row-height="7.87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4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9mm" fo:break-before="auto" style:use-optimal-row-height="false"/>
    </style:style>
    <style:style style:name="ro8" style:family="table-row">
      <style:table-row-properties style:row-height="8.11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7.02mm" fo:break-before="auto" style:use-optimal-row-height="false"/>
    </style:style>
    <style:style style:name="ro11" style:family="table-row">
      <style:table-row-properties style:row-height="5.75mm" fo:break-before="auto" style:use-optimal-row-height="false"/>
    </style:style>
    <style:style style:name="ro12" style:family="table-row">
      <style:table-row-properties style:row-height="6.54mm" fo:break-before="auto" style:use-optimal-row-height="false"/>
    </style:style>
    <style:style style:name="ro13" style:family="table-row">
      <style:table-row-properties style:row-height="6.6mm" fo:break-before="auto" style:use-optimal-row-height="false"/>
    </style:style>
    <style:style style:name="ro14" style:family="table-row">
      <style:table-row-properties style:row-height="6.17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2mm" fo:break-before="auto" style:use-optimal-row-height="false"/>
    </style:style>
    <style:style style:name="ro17" style:family="table-row">
      <style:table-row-properties style:row-height="6.05mm" fo:break-before="auto" style:use-optimal-row-height="false"/>
    </style:style>
    <style:style style:name="ro18" style:family="table-row">
      <style:table-row-properties style:row-height="8.17mm" fo:break-before="auto" style:use-optimal-row-height="false"/>
    </style:style>
    <style:style style:name="ro19" style:family="table-row">
      <style:table-row-properties style:row-height="7.57mm" fo:break-before="auto" style:use-optimal-row-height="false"/>
    </style:style>
    <style:style style:name="ro20" style:family="table-row">
      <style:table-row-properties style:row-height="7.81mm" fo:break-before="auto" style:use-optimal-row-height="false"/>
    </style:style>
    <style:style style:name="ro21" style:family="table-row">
      <style:table-row-properties style:row-height="7.09mm" fo:break-before="auto" style:use-optimal-row-height="false"/>
    </style:style>
    <style:style style:name="ro22" style:family="table-row">
      <style:table-row-properties style:row-height="1.09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3"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4"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Default" style:data-style-name="N165">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data-style-name="N165">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6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Excel_5f_BuiltIn_5f_Comma_5f_0" style:data-style-name="N16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9"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 style:data-style-name="N16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Excel_5f_BuiltIn_5f_Comma_5f_0" style:data-style-name="N16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Excel_5f_BuiltIn_5f_Comma_5f_0"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3"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4" style:family="table-cell" style:parent-style-name="Default" style:data-style-name="N163">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63">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73">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Default" style:data-style-name="N161">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Excel_5f_BuiltIn_5f_Comma"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Default" style:data-style-name="N165">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 style:family="table-cell" style:parent-style-name="Default" style:data-style-name="N165">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2"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3"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6"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千分位_5b_0_5d__5f_96-09"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Excel_5f_BuiltIn_5f_Comma" style:data-style-name="N16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Default" style:data-style-name="N160">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5"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data-style-name="N168">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2" style:family="table-cell" style:parent-style-name="Default" style:data-style-name="N168">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6"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style:style style:name="T8" style:family="text">
      <style:text-properties style:font-name="細明體" fo:font-size="12pt" fo:font-weight="normal" style:text-underline-style="none" style:text-underline-color="font-color" style:text-line-through-type="none" fo:font-style="normal" style:text-outline="false" fo:text-shadow="none" style:text-position="0%" style:font-name-asian="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4"/>
        <table:table-column table:style-name="co2" table:default-cell-style-name="ce14"/>
        <table:table-column table:style-name="co3" table:number-columns-repeated="2" table:default-cell-style-name="ce14"/>
        <table:table-column table:style-name="co4" table:default-cell-style-name="ce14"/>
        <table:table-column table:style-name="co5" table:default-cell-style-name="ce14"/>
        <table:table-column table:style-name="co1" table:number-columns-repeated="3" table:default-cell-style-name="ce14"/>
        <table:table-column table:style-name="co6" table:default-cell-style-name="ce14"/>
        <table:table-column table:style-name="co7" table:default-cell-style-name="ce14"/>
        <table:table-column table:style-name="co1" table:default-cell-style-name="ce14"/>
        <table:table-column table:style-name="co8" table:default-cell-style-name="ce14"/>
        <table:table-column table:style-name="co9" table:default-cell-style-name="ce14"/>
        <table:table-column table:style-name="co10" table:number-columns-repeated="243" table:default-cell-style-name="ce14"/>
        <table:table-column table:style-name="co10"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0" table:style-name="ce15"/>
          <table:covered-table-cell table:style-name="ce62"/>
          <table:table-cell table:style-name="ce72" table:number-columns-repeated="1012"/>
        </table:table-row>
        <table:table-row table:style-name="ro2">
          <table:table-cell table:style-name="ce2"/>
          <table:table-cell table:style-name="ce16" table:number-columns-repeated="9"/>
          <table:table-cell table:style-name="ce58" office:value-type="string" calcext:value-type="string">
            <text:p><text:s text:c="10"/>單位：平方公里；個；戶；人；%</text:p>
          </table:table-cell>
          <table:table-cell table:style-name="ce63"/>
          <table:table-cell table:style-name="ce72"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7"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7"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3" office:value-type="string" calcext:value-type="string" table:number-columns-spanned="3" table:number-rows-spanned="1">
            <text:p>人　　口　　數</text:p>
          </table:table-cell>
          <table:covered-table-cell table:number-columns-repeated="2" table:style-name="ce46"/>
          <table:table-cell table:style-name="ce49" office:value-type="string" calcext:value-type="string">
            <text:p>性別比例<text:span text:style-name="T6"> ( </text:span><text:span text:style-name="T5">每百</text:span></text:p>
          </table:table-cell>
          <table:table-cell table:style-name="ce59" office:value-type="string" calcext:value-type="string">
            <text:p>人口密度 ( 每平</text:p>
          </table:table-cell>
          <table:table-cell table:style-name="ce5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8" office:value-type="string" calcext:value-type="string">
            <text:p>( 平方公里 )</text:p>
          </table:table-cell>
          <table:table-cell table:style-name="ce28"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3" office:value-type="string" calcext:value-type="string">
            <text:p>女</text:p>
          </table:table-cell>
          <table:table-cell table:style-name="ce50" office:value-type="string" calcext:value-type="string">
            <text:p>女子所當男子數<text:span text:style-name="T6"> )</text:span></text:p>
          </table:table-cell>
          <table:table-cell table:style-name="ce60" office:value-type="string" calcext:value-type="string">
            <text:p>方公里人口數 )</text:p>
          </table:table-cell>
          <table:table-cell table:style-name="ce60"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104" calcext:value-type="float">
            <text:p><text:s text:c="3"/>143,104</text:p>
          </table:table-cell>
          <table:table-cell table:style-name="ce40" office:value-type="float" office:value="6369768" calcext:value-type="float">
            <text:p><text:s text:c="3"/>6,369,768</text:p>
          </table:table-cell>
          <table:table-cell table:style-name="ce40" office:value-type="float" office:value="21928591" calcext:value-type="float">
            <text:p><text:s text:c="3"/>21,928,591</text:p>
          </table:table-cell>
          <table:table-cell table:style-name="ce29" office:value-type="float" office:value="11243408" calcext:value-type="float">
            <text:p><text:s text:c="3"/>11,243,408</text:p>
          </table:table-cell>
          <table:table-cell table:style-name="ce38" office:value-type="float" office:value="10685183" calcext:value-type="float">
            <text:p><text:s text:c="3"/>10,685,183</text:p>
          </table:table-cell>
          <table:table-cell table:style-name="ce51" office:value-type="float" office:value="105.22" calcext:value-type="float">
            <text:p><text:s text:c="3"/>105.22</text:p>
          </table:table-cell>
          <table:table-cell table:style-name="ce51" office:value-type="float" office:value="605.96" calcext:value-type="float">
            <text:p><text:s text:c="3"/>605.96</text:p>
          </table:table-cell>
          <table:table-cell table:style-name="ce64"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5" calcext:value-type="float">
            <text:p><text:s text:c="3"/>7,755</text:p>
          </table:table-cell>
          <table:table-cell table:style-name="ce30" office:value-type="float" office:value="143471" calcext:value-type="float">
            <text:p><text:s text:c="3"/>143,471</text:p>
          </table:table-cell>
          <table:table-cell table:style-name="ce41" office:value-type="float" office:value="6532466" calcext:value-type="float">
            <text:p><text:s text:c="3"/>6,532,466</text:p>
          </table:table-cell>
          <table:table-cell table:style-name="ce40" office:value-type="float" office:value="22092387" calcext:value-type="float">
            <text:p><text:s text:c="3"/>22,092,387</text:p>
          </table:table-cell>
          <table:table-cell table:style-name="ce47" office:value-type="float" office:value="11312728" calcext:value-type="float">
            <text:p><text:s text:c="3"/>11,312,728</text:p>
          </table:table-cell>
          <table:table-cell table:style-name="ce42" office:value-type="float" office:value="10779659" calcext:value-type="float">
            <text:p><text:s text:c="3"/>10,779,659</text:p>
          </table:table-cell>
          <table:table-cell table:style-name="ce51" office:value-type="float" office:value="104.95" calcext:value-type="float">
            <text:p><text:s text:c="3"/>104.95</text:p>
          </table:table-cell>
          <table:table-cell table:style-name="ce51" office:value-type="float" office:value="610.49" calcext:value-type="float">
            <text:p><text:s text:c="3"/>610.49</text:p>
          </table:table-cell>
          <table:table-cell table:style-name="ce64"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6" calcext:value-type="float">
            <text:p><text:s text:c="3"/>7,756</text:p>
          </table:table-cell>
          <table:table-cell table:style-name="ce30" office:value-type="float" office:value="144112" calcext:value-type="float">
            <text:p><text:s text:c="3"/>144,112</text:p>
          </table:table-cell>
          <table:table-cell table:style-name="ce42" office:value-type="float" office:value="6681685" calcext:value-type="float">
            <text:p><text:s text:c="3"/>6,681,685</text:p>
          </table:table-cell>
          <table:table-cell table:style-name="ce40" office:value-type="float" office:value="22276672" calcext:value-type="float">
            <text:p><text:s text:c="3"/>22,276,672</text:p>
          </table:table-cell>
          <table:table-cell table:style-name="ce47" office:value-type="float" office:value="11392050" calcext:value-type="float">
            <text:p><text:s text:c="3"/>11,392,050</text:p>
          </table:table-cell>
          <table:table-cell table:style-name="ce42" office:value-type="float" office:value="10884622" calcext:value-type="float">
            <text:p><text:s text:c="3"/>10,884,622</text:p>
          </table:table-cell>
          <table:table-cell table:style-name="ce51" office:value-type="float" office:value="104.66" calcext:value-type="float">
            <text:p><text:s text:c="3"/>104.66</text:p>
          </table:table-cell>
          <table:table-cell table:style-name="ce51" office:value-type="float" office:value="615.58" calcext:value-type="float">
            <text:p><text:s text:c="3"/>615.58</text:p>
          </table:table-cell>
          <table:table-cell table:style-name="ce64"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75" calcext:value-type="float">
            <text:p><text:s text:c="3"/>7,775</text:p>
          </table:table-cell>
          <table:table-cell table:style-name="ce38" office:value-type="float" office:value="145196" calcext:value-type="float">
            <text:p><text:s text:c="3"/>145,196</text:p>
          </table:table-cell>
          <table:table-cell table:style-name="ce29" office:value-type="float" office:value="6802281" calcext:value-type="float">
            <text:p><text:s text:c="3"/>6,802,281</text:p>
          </table:table-cell>
          <table:table-cell table:style-name="ce40" office:value-type="float" office:value="22405568" calcext:value-type="float">
            <text:p><text:s text:c="3"/>22,405,568</text:p>
          </table:table-cell>
          <table:table-cell table:style-name="ce29" office:value-type="float" office:value="11441651" calcext:value-type="float">
            <text:p><text:s text:c="3"/>11,441,651</text:p>
          </table:table-cell>
          <table:table-cell table:style-name="ce38" office:value-type="float" office:value="10963917" calcext:value-type="float">
            <text:p><text:s text:c="3"/>10,963,917</text:p>
          </table:table-cell>
          <table:table-cell table:style-name="ce51" office:value-type="float" office:value="104.36" calcext:value-type="float">
            <text:p><text:s text:c="3"/>104.36</text:p>
          </table:table-cell>
          <table:table-cell table:style-name="ce51" office:value-type="float" office:value="619.14" calcext:value-type="float">
            <text:p><text:s text:c="3"/>619.14</text:p>
          </table:table-cell>
          <table:table-cell table:style-name="ce64"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809" calcext:value-type="float">
            <text:p><text:s text:c="3"/>7,809</text:p>
          </table:table-cell>
          <table:table-cell table:style-name="ce38" office:value-type="float" office:value="146266" calcext:value-type="float">
            <text:p><text:s text:c="3"/>146,266</text:p>
          </table:table-cell>
          <table:table-cell table:style-name="ce29" office:value-type="float" office:value="6925019" calcext:value-type="float">
            <text:p><text:s text:c="3"/>6,925,019</text:p>
          </table:table-cell>
          <table:table-cell table:style-name="ce40" office:value-type="float" office:value="22520776" calcext:value-type="float">
            <text:p><text:s text:c="3"/>22,520,776</text:p>
          </table:table-cell>
          <table:table-cell table:style-name="ce29" office:value-type="float" office:value="11485409" calcext:value-type="float">
            <text:p><text:s text:c="3"/>11,485,409</text:p>
          </table:table-cell>
          <table:table-cell table:style-name="ce38" office:value-type="float" office:value="11035367" calcext:value-type="float">
            <text:p><text:s text:c="3"/>11,035,367</text:p>
          </table:table-cell>
          <table:table-cell table:style-name="ce51" office:value-type="float" office:value="104.08" calcext:value-type="float">
            <text:p><text:s text:c="3"/>104.08</text:p>
          </table:table-cell>
          <table:table-cell table:style-name="ce51" office:value-type="float" office:value="622.33" calcext:value-type="float">
            <text:p><text:s text:c="3"/>622.33</text:p>
          </table:table-cell>
          <table:table-cell table:style-name="ce64"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20" office:value-type="float" office:value="36188.0354" calcext:value-type="float">
            <text:p><text:s text:c="3"/>36,188.0354</text:p>
          </table:table-cell>
          <table:table-cell table:style-name="ce31" office:value-type="float" office:value="369" calcext:value-type="float">
            <text:p><text:s text:c="3"/>369</text:p>
          </table:table-cell>
          <table:table-cell table:style-name="ce31" office:value-type="float" office:value="7809" calcext:value-type="float">
            <text:p><text:s text:c="3"/>7,809</text:p>
          </table:table-cell>
          <table:table-cell table:style-name="ce31" office:value-type="float" office:value="145971" calcext:value-type="float">
            <text:p><text:s text:c="3"/>145,971</text:p>
          </table:table-cell>
          <table:table-cell table:style-name="ce31" office:value-type="float" office:value="7047168" calcext:value-type="float">
            <text:p><text:s text:c="3"/>7,047,168</text:p>
          </table:table-cell>
          <table:table-cell table:style-name="ce31" office:value-type="float" office:value="22604550" calcext:value-type="float">
            <text:p><text:s text:c="3"/>22,604,550</text:p>
          </table:table-cell>
          <table:table-cell table:style-name="ce31" office:value-type="float" office:value="11515062" calcext:value-type="float">
            <text:p><text:s text:c="3"/>11,515,062</text:p>
          </table:table-cell>
          <table:table-cell table:style-name="ce31" office:value-type="float" office:value="11089488" calcext:value-type="float">
            <text:p><text:s text:c="3"/>11,089,488</text:p>
          </table:table-cell>
          <table:table-cell table:style-name="ce52" office:value-type="float" office:value="103.84" calcext:value-type="float">
            <text:p><text:s text:c="3"/>103.84</text:p>
          </table:table-cell>
          <table:table-cell table:style-name="ce52" office:value-type="float" office:value="624.64" calcext:value-type="float">
            <text:p><text:s text:c="3"/>624.64</text:p>
          </table:table-cell>
          <table:table-cell table:style-name="ce65" office:value-type="float" office:value="3.21" calcext:value-type="float">
            <text:p><text:s text:c="3"/>3.21</text:p>
          </table:table-cell>
          <table:table-cell table:style-name="ce73" table:number-columns-repeated="1012"/>
        </table:table-row>
        <table:table-row table:style-name="ro7">
          <table:table-cell table:style-name="ce6" office:value-type="string" calcext:value-type="string">
            <text:p>93 年</text:p>
          </table:table-cell>
          <table:table-cell table:style-name="ce20" office:value-type="float" office:value="36188.0354" calcext:value-type="float">
            <text:p><text:s text:c="3"/>36,188.0354</text:p>
          </table:table-cell>
          <table:table-cell table:style-name="ce32" office:value-type="float" office:value="368" calcext:value-type="float">
            <text:p><text:s text:c="3"/>368</text:p>
          </table:table-cell>
          <table:table-cell table:style-name="ce32" office:value-type="float" office:value="7810" calcext:value-type="float">
            <text:p><text:s text:c="3"/>7,810</text:p>
          </table:table-cell>
          <table:table-cell table:style-name="ce32" office:value-type="float" office:value="146225" calcext:value-type="float">
            <text:p><text:s text:c="3"/>146,225</text:p>
          </table:table-cell>
          <table:table-cell table:style-name="ce32" office:value-type="float" office:value="7179943" calcext:value-type="float">
            <text:p><text:s text:c="3"/>7,179,943</text:p>
          </table:table-cell>
          <table:table-cell table:style-name="ce32" office:value-type="float" office:value="22689122" calcext:value-type="float">
            <text:p><text:s text:c="3"/>22,689,122</text:p>
          </table:table-cell>
          <table:table-cell table:style-name="ce32" office:value-type="float" office:value="11541585" calcext:value-type="float">
            <text:p><text:s text:c="3"/>11,541,585</text:p>
          </table:table-cell>
          <table:table-cell table:style-name="ce32" office:value-type="float" office:value="11147537" calcext:value-type="float">
            <text:p><text:s text:c="3"/>11,147,537</text:p>
          </table:table-cell>
          <table:table-cell table:style-name="ce52" office:value-type="float" office:value="103.53" calcext:value-type="float">
            <text:p><text:s text:c="3"/>103.53</text:p>
          </table:table-cell>
          <table:table-cell table:style-name="ce52" office:value-type="float" office:value="626.98" calcext:value-type="float">
            <text:p><text:s text:c="3"/>626.98</text:p>
          </table:table-cell>
          <table:table-cell table:style-name="ce66" office:value-type="float" office:value="3.16" calcext:value-type="float">
            <text:p><text:s text:c="3"/>3.16</text:p>
          </table:table-cell>
          <table:table-cell table:style-name="ce73" table:number-columns-repeated="1012"/>
        </table:table-row>
        <table:table-row table:style-name="ro4">
          <table:table-cell table:style-name="ce6" office:value-type="string" calcext:value-type="string">
            <text:p>94 年</text:p>
          </table:table-cell>
          <table:table-cell table:style-name="ce20"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33" calcext:value-type="float">
            <text:p><text:s text:c="3"/>7,833</text:p>
          </table:table-cell>
          <table:table-cell table:style-name="ce31" office:value-type="float" office:value="146967" calcext:value-type="float">
            <text:p><text:s text:c="3"/>146,967</text:p>
          </table:table-cell>
          <table:table-cell table:style-name="ce31" office:value-type="float" office:value="7292879" calcext:value-type="float">
            <text:p><text:s text:c="3"/>7,292,879</text:p>
          </table:table-cell>
          <table:table-cell table:style-name="ce32" office:value-type="float" office:value="22770383" calcext:value-type="float">
            <text:p><text:s text:c="3"/>22,770,383</text:p>
          </table:table-cell>
          <table:table-cell table:style-name="ce31" office:value-type="float" office:value="11562440" calcext:value-type="float">
            <text:p><text:s text:c="3"/>11,562,440</text:p>
          </table:table-cell>
          <table:table-cell table:style-name="ce31" office:value-type="float" office:value="11207943" calcext:value-type="float">
            <text:p><text:s text:c="3"/>11,207,943</text:p>
          </table:table-cell>
          <table:table-cell table:style-name="ce52" office:value-type="float" office:value="103.16" calcext:value-type="float">
            <text:p><text:s text:c="3"/>103.16</text:p>
          </table:table-cell>
          <table:table-cell table:style-name="ce52" office:value-type="float" office:value="629.22" calcext:value-type="float">
            <text:p><text:s text:c="3"/>629.22</text:p>
          </table:table-cell>
          <table:table-cell table:style-name="ce66" office:value-type="float" office:value="3.12" calcext:value-type="float">
            <text:p><text:s text:c="3"/>3.12</text:p>
          </table:table-cell>
          <table:table-cell table:style-name="ce73" table:number-columns-repeated="1012"/>
        </table:table-row>
        <table:table-row table:style-name="ro4">
          <table:table-cell table:style-name="ce6" office:value-type="string" calcext:value-type="string">
            <text:p>95 年</text:p>
          </table:table-cell>
          <table:table-cell table:style-name="ce20"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28" calcext:value-type="float">
            <text:p><text:s text:c="3"/>7,828</text:p>
          </table:table-cell>
          <table:table-cell table:style-name="ce31" office:value-type="float" office:value="147134" calcext:value-type="float">
            <text:p><text:s text:c="3"/>147,134</text:p>
          </table:table-cell>
          <table:table-cell table:style-name="ce31" office:value-type="float" office:value="7394758" calcext:value-type="float">
            <text:p><text:s text:c="3"/>7,394,758</text:p>
          </table:table-cell>
          <table:table-cell table:style-name="ce32" office:value-type="float" office:value="22876527" calcext:value-type="float">
            <text:p><text:s text:c="3"/>22,876,527</text:p>
          </table:table-cell>
          <table:table-cell table:style-name="ce31" office:value-type="float" office:value="11591707" calcext:value-type="float">
            <text:p><text:s text:c="3"/>11,591,707</text:p>
          </table:table-cell>
          <table:table-cell table:style-name="ce31" office:value-type="float" office:value="11284820" calcext:value-type="float">
            <text:p><text:s text:c="3"/>11,284,820</text:p>
          </table:table-cell>
          <table:table-cell table:style-name="ce52" office:value-type="float" office:value="102.72" calcext:value-type="float">
            <text:p><text:s text:c="3"/>102.72</text:p>
          </table:table-cell>
          <table:table-cell table:style-name="ce52" office:value-type="float" office:value="632.16" calcext:value-type="float">
            <text:p><text:s text:c="3"/>632.16</text:p>
          </table:table-cell>
          <table:table-cell table:style-name="ce65" office:value-type="float" office:value="3.09" calcext:value-type="float">
            <text:p><text:s text:c="3"/>3.09</text:p>
          </table:table-cell>
          <table:table-cell table:style-name="ce73" table:number-columns-repeated="1012"/>
        </table:table-row>
        <table:table-row table:style-name="ro4">
          <table:table-cell table:style-name="ce6" office:value-type="string" calcext:value-type="string">
            <text:p>96 年</text:p>
          </table:table-cell>
          <table:table-cell table:style-name="ce20" office:value-type="float" office:value="36189.505" calcext:value-type="float">
            <text:p><text:s text:c="3"/>36,189.5050</text:p>
          </table:table-cell>
          <table:table-cell table:style-name="ce31" office:value-type="float" office:value="368" calcext:value-type="float">
            <text:p><text:s text:c="3"/>368</text:p>
          </table:table-cell>
          <table:table-cell table:style-name="ce31" office:value-type="float" office:value="7826" calcext:value-type="float">
            <text:p><text:s text:c="3"/>7,826</text:p>
          </table:table-cell>
          <table:table-cell table:style-name="ce31" office:value-type="float" office:value="147342" calcext:value-type="float">
            <text:p><text:s text:c="3"/>147,342</text:p>
          </table:table-cell>
          <table:table-cell table:style-name="ce31" office:value-type="float" office:value="7512449" calcext:value-type="float">
            <text:p><text:s text:c="3"/>7,512,449</text:p>
          </table:table-cell>
          <table:table-cell table:style-name="ce32" office:value-type="float" office:value="22958360" calcext:value-type="float">
            <text:p><text:s text:c="3"/>22,958,360</text:p>
          </table:table-cell>
          <table:table-cell table:style-name="ce31" office:value-type="float" office:value="11608767" calcext:value-type="float">
            <text:p><text:s text:c="3"/>11,608,767</text:p>
          </table:table-cell>
          <table:table-cell table:style-name="ce31" office:value-type="float" office:value="11349593" calcext:value-type="float">
            <text:p><text:s text:c="3"/>11,349,593</text:p>
          </table:table-cell>
          <table:table-cell table:style-name="ce52" office:value-type="float" office:value="102.28" calcext:value-type="float">
            <text:p><text:s text:c="3"/>102.28</text:p>
          </table:table-cell>
          <table:table-cell table:style-name="ce52" office:value-type="float" office:value="634.39" calcext:value-type="float">
            <text:p><text:s text:c="3"/>634.39</text:p>
          </table:table-cell>
          <table:table-cell table:style-name="ce65" office:value-type="float" office:value="3.06" calcext:value-type="float">
            <text:p><text:s text:c="3"/>3.06</text:p>
          </table:table-cell>
          <table:table-cell table:style-name="ce73" table:number-columns-repeated="1012"/>
        </table:table-row>
        <table:table-row table:style-name="ro4">
          <table:table-cell table:style-name="ce6" office:value-type="string" calcext:value-type="string">
            <text:p>97 年</text:p>
          </table:table-cell>
          <table:table-cell table:style-name="ce20" office:value-type="float" office:value="36189.505" calcext:value-type="float">
            <text:p><text:s text:c="3"/>36,189.5050</text:p>
          </table:table-cell>
          <table:table-cell table:style-name="ce31" office:value-type="float" office:value="368" calcext:value-type="float">
            <text:p><text:s text:c="3"/>368</text:p>
          </table:table-cell>
          <table:table-cell table:style-name="ce31" office:value-type="float" office:value="7827" calcext:value-type="float">
            <text:p><text:s text:c="3"/>7,827</text:p>
          </table:table-cell>
          <table:table-cell table:style-name="ce31" office:value-type="float" office:value="147591" calcext:value-type="float">
            <text:p><text:s text:c="3"/>147,591</text:p>
          </table:table-cell>
          <table:table-cell table:style-name="ce31" office:value-type="float" office:value="7655772" calcext:value-type="float">
            <text:p><text:s text:c="3"/>7,655,772</text:p>
          </table:table-cell>
          <table:table-cell table:style-name="ce32" office:value-type="float" office:value="23037031" calcext:value-type="float">
            <text:p><text:s text:c="3"/>23,037,031</text:p>
          </table:table-cell>
          <table:table-cell table:style-name="ce31" office:value-type="float" office:value="11626351" calcext:value-type="float">
            <text:p><text:s text:c="3"/>11,626,351</text:p>
          </table:table-cell>
          <table:table-cell table:style-name="ce31" office:value-type="float" office:value="11410680" calcext:value-type="float">
            <text:p><text:s text:c="3"/>11,410,680</text:p>
          </table:table-cell>
          <table:table-cell table:style-name="ce52" office:value-type="float" office:value="101.89" calcext:value-type="float">
            <text:p><text:s text:c="3"/>101.89</text:p>
          </table:table-cell>
          <table:table-cell table:style-name="ce52" office:value-type="float" office:value="636.57" calcext:value-type="float">
            <text:p><text:s text:c="3"/>636.57</text:p>
          </table:table-cell>
          <table:table-cell table:style-name="ce65" office:value-type="float" office:value="3.01" calcext:value-type="float">
            <text:p><text:s text:c="3"/>3.01</text:p>
          </table:table-cell>
          <table:table-cell table:style-name="ce73" table:number-columns-repeated="1012"/>
        </table:table-row>
        <table:table-row table:style-name="ro8">
          <table:table-cell table:style-name="ce6" office:value-type="string" calcext:value-type="string">
            <text:p>98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4" calcext:value-type="float">
            <text:p><text:s text:c="3"/>7,834</text:p>
          </table:table-cell>
          <table:table-cell table:style-name="ce31" office:value-type="float" office:value="147863" calcext:value-type="float">
            <text:p><text:s text:c="3"/>147,863</text:p>
          </table:table-cell>
          <table:table-cell table:style-name="ce31" office:value-type="float" office:value="7805834" calcext:value-type="float">
            <text:p><text:s text:c="3"/>7,805,834</text:p>
          </table:table-cell>
          <table:table-cell table:style-name="ce32" office:value-type="float" office:value="23119772" calcext:value-type="float">
            <text:p><text:s text:c="3"/>23,119,772</text:p>
          </table:table-cell>
          <table:table-cell table:style-name="ce31" office:value-type="float" office:value="11636734" calcext:value-type="float">
            <text:p><text:s text:c="3"/>11,636,734</text:p>
          </table:table-cell>
          <table:table-cell table:style-name="ce31" office:value-type="float" office:value="11483038" calcext:value-type="float">
            <text:p><text:s text:c="3"/>11,483,038</text:p>
          </table:table-cell>
          <table:table-cell table:style-name="ce52" office:value-type="float" office:value="101.34" calcext:value-type="float">
            <text:p><text:s text:c="3"/>101.34</text:p>
          </table:table-cell>
          <table:table-cell table:style-name="ce52" office:value-type="float" office:value="638.82" calcext:value-type="float">
            <text:p><text:s text:c="3"/>638.82</text:p>
          </table:table-cell>
          <table:table-cell table:style-name="ce65" office:value-type="float" office:value="2.96" calcext:value-type="float">
            <text:p><text:s text:c="3"/>2.96</text:p>
          </table:table-cell>
          <table:table-cell table:style-name="ce73" table:number-columns-repeated="1012"/>
        </table:table-row>
        <table:table-row table:style-name="ro4">
          <table:table-cell table:style-name="ce6" office:value-type="string" calcext:value-type="string">
            <text:p>99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5" calcext:value-type="float">
            <text:p><text:s text:c="3"/>7,835</text:p>
          </table:table-cell>
          <table:table-cell table:style-name="ce31" office:value-type="float" office:value="147877" calcext:value-type="float">
            <text:p><text:s text:c="3"/>147,877</text:p>
          </table:table-cell>
          <table:table-cell table:style-name="ce31" office:value-type="float" office:value="7937024" calcext:value-type="float">
            <text:p><text:s text:c="3"/>7,937,024</text:p>
          </table:table-cell>
          <table:table-cell table:style-name="ce32" office:value-type="float" office:value="23162123" calcext:value-type="float">
            <text:p><text:s text:c="3"/>23,162,123</text:p>
          </table:table-cell>
          <table:table-cell table:style-name="ce31" office:value-type="float" office:value="11635225" calcext:value-type="float">
            <text:p><text:s text:c="3"/>11,635,225</text:p>
          </table:table-cell>
          <table:table-cell table:style-name="ce31" office:value-type="float" office:value="11526898" calcext:value-type="float">
            <text:p><text:s text:c="3"/>11,526,898</text:p>
          </table:table-cell>
          <table:table-cell table:style-name="ce52" office:value-type="float" office:value="100.94" calcext:value-type="float">
            <text:p><text:s text:c="3"/>100.94</text:p>
          </table:table-cell>
          <table:table-cell table:style-name="ce52" office:value-type="float" office:value="639.99" calcext:value-type="float">
            <text:p><text:s text:c="3"/>639.99</text:p>
          </table:table-cell>
          <table:table-cell table:style-name="ce65" office:value-type="float" office:value="2.92" calcext:value-type="float">
            <text:p><text:s text:c="3"/>2.92</text:p>
          </table:table-cell>
          <table:table-cell table:style-name="ce73" table:number-columns-repeated="1012"/>
        </table:table-row>
        <table:table-row table:style-name="ro9">
          <table:table-cell table:style-name="ce7" office:value-type="string" calcext:value-type="string">
            <text:p>100 年</text:p>
          </table:table-cell>
          <table:table-cell table:style-name="ce21"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7828" calcext:value-type="float">
            <text:p><text:s text:c="3"/>147,828</text:p>
          </table:table-cell>
          <table:table-cell table:style-name="ce29" office:value-type="float" office:value="8057761" calcext:value-type="float">
            <text:p><text:s text:c="3"/>8,057,761</text:p>
          </table:table-cell>
          <table:table-cell table:style-name="ce40" office:value-type="float" office:value="23224912" calcext:value-type="float">
            <text:p><text:s text:c="3"/>23,224,912</text:p>
          </table:table-cell>
          <table:table-cell table:style-name="ce29" office:value-type="float" office:value="11645674" calcext:value-type="float">
            <text:p><text:s text:c="3"/>11,645,674</text:p>
          </table:table-cell>
          <table:table-cell table:style-name="ce29" office:value-type="float" office:value="11579238" calcext:value-type="float">
            <text:p><text:s text:c="3"/>11,579,238</text:p>
          </table:table-cell>
          <table:table-cell table:style-name="ce53" office:value-type="float" office:value="100.57" calcext:value-type="float">
            <text:p><text:s text:c="3"/>100.57</text:p>
          </table:table-cell>
          <table:table-cell table:style-name="ce53" office:value-type="float" office:value="641.7" calcext:value-type="float">
            <text:p><text:s text:c="3"/>641.70</text:p>
          </table:table-cell>
          <table:table-cell table:style-name="ce67" office:value-type="float" office:value="2.88" calcext:value-type="float">
            <text:p><text:s text:c="3"/>2.88</text:p>
          </table:table-cell>
          <table:table-cell table:style-name="ce74" table:number-columns-repeated="1012"/>
        </table:table-row>
        <table:table-row table:style-name="ro4">
          <table:table-cell table:style-name="ce7" office:value-type="string" calcext:value-type="string">
            <text:p>101 年</text:p>
          </table:table-cell>
          <table:table-cell table:style-name="ce21"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8358" calcext:value-type="float">
            <text:p><text:s text:c="3"/>148,358</text:p>
          </table:table-cell>
          <table:table-cell table:style-name="ce29" office:value-type="float" office:value="8186432" calcext:value-type="float">
            <text:p><text:s text:c="3"/>8,186,432</text:p>
          </table:table-cell>
          <table:table-cell table:style-name="ce40" office:value-type="float" office:value="23315822" calcext:value-type="float">
            <text:p><text:s text:c="3"/>23,315,822</text:p>
          </table:table-cell>
          <table:table-cell table:style-name="ce29" office:value-type="float" office:value="11673319" calcext:value-type="float">
            <text:p><text:s text:c="3"/>11,673,319</text:p>
          </table:table-cell>
          <table:table-cell table:style-name="ce29" office:value-type="float" office:value="11642503" calcext:value-type="float">
            <text:p><text:s text:c="3"/>11,642,503</text:p>
          </table:table-cell>
          <table:table-cell table:style-name="ce54" office:value-type="float" office:value="100.26" calcext:value-type="float">
            <text:p><text:s text:c="3"/>100.26</text:p>
          </table:table-cell>
          <table:table-cell table:style-name="ce54" office:value-type="float" office:value="644.21" calcext:value-type="float">
            <text:p><text:s text:c="3"/>644.21</text:p>
          </table:table-cell>
          <table:table-cell table:style-name="ce67" office:value-type="float" office:value="2.85" calcext:value-type="float">
            <text:p><text:s text:c="3"/>2.85</text:p>
          </table:table-cell>
          <table:table-cell table:style-name="ce75"/>
          <table:table-cell table:style-name="ce74" table:number-columns-repeated="1011"/>
        </table:table-row>
        <table:table-row table:style-name="ro10">
          <table:table-cell table:style-name="ce7" office:value-type="string" calcext:value-type="string">
            <text:p>102 年</text:p>
          </table:table-cell>
          <table:table-cell table:style-name="ce22"/>
          <table:table-cell table:style-name="ce33" table:number-columns-repeated="4"/>
          <table:table-cell table:style-name="ce44"/>
          <table:table-cell table:style-name="ce33" table:number-columns-repeated="2"/>
          <table:table-cell table:style-name="ce55" table:number-columns-repeated="2"/>
          <table:table-cell table:style-name="ce68"/>
          <table:table-cell table:style-name="ce76" table:number-columns-repeated="3"/>
          <table:table-cell table:style-name="ce77"/>
          <table:table-cell table:style-name="ce74" table:number-columns-repeated="1008"/>
        </table:table-row>
        <table:table-row table:style-name="ro11">
          <table:table-cell table:style-name="ce8" office:value-type="string" calcext:value-type="string">
            <text:p>1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59" calcext:value-type="float">
            <text:p><text:s text:c="3"/>148,559</text:p>
          </table:table-cell>
          <table:table-cell table:style-name="ce33" office:value-type="float" office:value="8280866" calcext:value-type="float">
            <text:p><text:s text:c="3"/>8,280,866</text:p>
          </table:table-cell>
          <table:table-cell table:style-name="ce44" office:value-type="float" office:value="23367320" calcext:value-type="float">
            <text:p><text:s text:c="3"/>23,367,320</text:p>
          </table:table-cell>
          <table:table-cell table:style-name="ce33" office:value-type="float" office:value="11683187" calcext:value-type="float">
            <text:p><text:s text:c="3"/>11,683,187</text:p>
          </table:table-cell>
          <table:table-cell table:style-name="ce33" office:value-type="float" office:value="11684133" calcext:value-type="float">
            <text:p><text:s text:c="3"/>11,684,133</text:p>
          </table:table-cell>
          <table:table-cell table:style-name="ce55" office:value-type="float" office:value="99.99" calcext:value-type="float">
            <text:p><text:s text:c="3"/>99.99</text:p>
          </table:table-cell>
          <table:table-cell table:style-name="ce55" office:value-type="float" office:value="645.63" calcext:value-type="float">
            <text:p><text:s text:c="3"/>645.63</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1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87" calcext:value-type="float">
            <text:p><text:s text:c="3"/>148,587</text:p>
          </table:table-cell>
          <table:table-cell table:style-name="ce33" office:value-type="float" office:value="8286260" calcext:value-type="float">
            <text:p><text:s text:c="3"/>8,286,260</text:p>
          </table:table-cell>
          <table:table-cell table:style-name="ce44" office:value-type="float" office:value="23373517" calcext:value-type="float">
            <text:p><text:s text:c="3"/>23,373,517</text:p>
          </table:table-cell>
          <table:table-cell table:style-name="ce33" office:value-type="float" office:value="11684674" calcext:value-type="float">
            <text:p><text:s text:c="3"/>11,684,674</text:p>
          </table:table-cell>
          <table:table-cell table:style-name="ce33" office:value-type="float" office:value="11688843" calcext:value-type="float">
            <text:p><text:s text:c="3"/>11,688,843</text:p>
          </table:table-cell>
          <table:table-cell table:style-name="ce55" office:value-type="float" office:value="99.96" calcext:value-type="float">
            <text:p><text:s text:c="3"/>99.96</text:p>
          </table:table-cell>
          <table:table-cell table:style-name="ce55" office:value-type="float" office:value="645.81" calcext:value-type="float">
            <text:p><text:s text:c="3"/>645.81</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2">
          <table:table-cell table:style-name="ce6" office:value-type="string" calcext:value-type="string">
            <text:p>103 年</text:p>
          </table:table-cell>
          <table:table-cell table:style-name="ce22"/>
          <table:table-cell table:style-name="ce33" table:number-columns-repeated="4"/>
          <table:table-cell table:style-name="ce44"/>
          <table:table-cell table:style-name="ce33" table:number-columns-repeated="2"/>
          <table:table-cell table:style-name="ce55" table:number-columns-repeated="2"/>
          <table:table-cell table:style-name="ce68"/>
          <table:table-cell table:style-name="ce76" table:number-columns-repeated="3"/>
          <table:table-cell table:style-name="ce77"/>
          <table:table-cell table:style-name="ce74" table:number-columns-repeated="1008"/>
        </table:table-row>
        <table:table-row table:style-name="ro12">
          <table:table-cell table:style-name="ce9" office:value-type="string" calcext:value-type="string">
            <text:p>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2" calcext:value-type="float">
            <text:p><text:s text:c="3"/>7,852</text:p>
          </table:table-cell>
          <table:table-cell table:style-name="ce33" office:value-type="float" office:value="148758" calcext:value-type="float">
            <text:p><text:s text:c="3"/>148,758</text:p>
          </table:table-cell>
          <table:table-cell table:style-name="ce33" office:value-type="float" office:value="8290235" calcext:value-type="float">
            <text:p><text:s text:c="3"/>8,290,235</text:p>
          </table:table-cell>
          <table:table-cell table:style-name="ce44" office:value-type="float" office:value="23377515" calcext:value-type="float">
            <text:p><text:s text:c="3"/>23,377,515</text:p>
          </table:table-cell>
          <table:table-cell table:style-name="ce33" office:value-type="float" office:value="11685438" calcext:value-type="float">
            <text:p><text:s text:c="3"/>11,685,438</text:p>
          </table:table-cell>
          <table:table-cell table:style-name="ce33" office:value-type="float" office:value="11692077" calcext:value-type="float">
            <text:p><text:s text:c="3"/>11,692,077</text:p>
          </table:table-cell>
          <table:table-cell table:style-name="ce55" office:value-type="float" office:value="99.94" calcext:value-type="float">
            <text:p><text:s text:c="3"/>99.94</text:p>
          </table:table-cell>
          <table:table-cell table:style-name="ce55" office:value-type="float" office:value="645.92" calcext:value-type="float">
            <text:p><text:s text:c="3"/>645.92</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3">
          <table:table-cell table:style-name="ce8" office:value-type="string" calcext:value-type="string">
            <text:p>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2" calcext:value-type="float">
            <text:p><text:s text:c="3"/>7,852</text:p>
          </table:table-cell>
          <table:table-cell table:style-name="ce33" office:value-type="float" office:value="147901" calcext:value-type="float">
            <text:p><text:s text:c="3"/>147,901</text:p>
          </table:table-cell>
          <table:table-cell table:style-name="ce33" office:value-type="float" office:value="8293789" calcext:value-type="float">
            <text:p><text:s text:c="3"/>8,293,789</text:p>
          </table:table-cell>
          <table:table-cell table:style-name="ce44" office:value-type="float" office:value="23379129" calcext:value-type="float">
            <text:p><text:s text:c="3"/>23,379,129</text:p>
          </table:table-cell>
          <table:table-cell table:style-name="ce33" office:value-type="float" office:value="11684625" calcext:value-type="float">
            <text:p><text:s text:c="3"/>11,684,625</text:p>
          </table:table-cell>
          <table:table-cell table:style-name="ce33" office:value-type="float" office:value="11694504" calcext:value-type="float">
            <text:p><text:s text:c="3"/>11,694,504</text:p>
          </table:table-cell>
          <table:table-cell table:style-name="ce55" office:value-type="float" office:value="99.92" calcext:value-type="float">
            <text:p><text:s text:c="3"/>99.92</text:p>
          </table:table-cell>
          <table:table-cell table:style-name="ce55" office:value-type="float" office:value="645.96" calcext:value-type="float">
            <text:p><text:s text:c="3"/>645.96</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3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4" calcext:value-type="float">
            <text:p><text:s text:c="3"/>147,844</text:p>
          </table:table-cell>
          <table:table-cell table:style-name="ce33" office:value-type="float" office:value="8300560" calcext:value-type="float">
            <text:p><text:s text:c="3"/>8,300,560</text:p>
          </table:table-cell>
          <table:table-cell table:style-name="ce44" office:value-type="float" office:value="23379594" calcext:value-type="float">
            <text:p><text:s text:c="3"/>23,379,594</text:p>
          </table:table-cell>
          <table:table-cell table:style-name="ce33" office:value-type="float" office:value="11683396" calcext:value-type="float">
            <text:p><text:s text:c="3"/>11,683,396</text:p>
          </table:table-cell>
          <table:table-cell table:style-name="ce33" office:value-type="float" office:value="11696198" calcext:value-type="float">
            <text:p><text:s text:c="3"/>11,696,198</text:p>
          </table:table-cell>
          <table:table-cell table:style-name="ce55" office:value-type="float" office:value="99.89" calcext:value-type="float">
            <text:p><text:s text:c="3"/>99.89</text:p>
          </table:table-cell>
          <table:table-cell table:style-name="ce55" office:value-type="float" office:value="645.97" calcext:value-type="float">
            <text:p><text:s text:c="3"/>645.97</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4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8" calcext:value-type="float">
            <text:p><text:s text:c="3"/>147,848</text:p>
          </table:table-cell>
          <table:table-cell table:style-name="ce33" office:value-type="float" office:value="8308440" calcext:value-type="float">
            <text:p><text:s text:c="3"/>8,308,440</text:p>
          </table:table-cell>
          <table:table-cell table:style-name="ce44" office:value-type="float" office:value="23382948" calcext:value-type="float">
            <text:p><text:s text:c="3"/>23,382,948</text:p>
          </table:table-cell>
          <table:table-cell table:style-name="ce33" office:value-type="float" office:value="11683631" calcext:value-type="float">
            <text:p><text:s text:c="3"/>11,683,631</text:p>
          </table:table-cell>
          <table:table-cell table:style-name="ce33" office:value-type="float" office:value="11699317" calcext:value-type="float">
            <text:p><text:s text:c="3"/>11,699,317</text:p>
          </table:table-cell>
          <table:table-cell table:style-name="ce55" office:value-type="float" office:value="99.87" calcext:value-type="float">
            <text:p><text:s text:c="3"/>99.87</text:p>
          </table:table-cell>
          <table:table-cell table:style-name="ce55" office:value-type="float" office:value="646.07" calcext:value-type="float">
            <text:p><text:s text:c="3"/>646.07</text:p>
          </table:table-cell>
          <table:table-cell table:style-name="ce68" office:value-type="float" office:value="2.81" calcext:value-type="float">
            <text:p><text:s text:c="3"/>2.81</text:p>
          </table:table-cell>
          <table:table-cell table:style-name="ce75"/>
          <table:table-cell table:style-name="ce74" table:number-columns-repeated="1011"/>
        </table:table-row>
        <table:table-row table:style-name="ro12">
          <table:table-cell table:style-name="ce8" office:value-type="string" calcext:value-type="string">
            <text:p>5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50" calcext:value-type="float">
            <text:p><text:s text:c="3"/>147,850</text:p>
          </table:table-cell>
          <table:table-cell table:style-name="ce33" office:value-type="float" office:value="8320686" calcext:value-type="float">
            <text:p><text:s text:c="3"/>8,320,686</text:p>
          </table:table-cell>
          <table:table-cell table:style-name="ce44" office:value-type="float" office:value="23386883" calcext:value-type="float">
            <text:p><text:s text:c="3"/>23,386,883</text:p>
          </table:table-cell>
          <table:table-cell table:style-name="ce33" office:value-type="float" office:value="11684092" calcext:value-type="float">
            <text:p><text:s text:c="3"/>11,684,092</text:p>
          </table:table-cell>
          <table:table-cell table:style-name="ce33" office:value-type="float" office:value="11702791" calcext:value-type="float">
            <text:p><text:s text:c="3"/>11,702,791</text:p>
          </table:table-cell>
          <table:table-cell table:style-name="ce55" office:value-type="float" office:value="99.84" calcext:value-type="float">
            <text:p><text:s text:c="3"/>99.84</text:p>
          </table:table-cell>
          <table:table-cell table:style-name="ce55" office:value-type="float" office:value="646.17" calcext:value-type="float">
            <text:p><text:s text:c="3"/>646.17</text:p>
          </table:table-cell>
          <table:table-cell table:style-name="ce68" office:value-type="float" office:value="2.81" calcext:value-type="float">
            <text:p><text:s text:c="3"/>2.81</text:p>
          </table:table-cell>
          <table:table-cell table:style-name="ce75"/>
          <table:table-cell table:number-columns-repeated="1011"/>
        </table:table-row>
        <table:table-row table:style-name="ro14">
          <table:table-cell table:style-name="ce8" office:value-type="string" calcext:value-type="string">
            <text:p>6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4" calcext:value-type="float">
            <text:p><text:s text:c="3"/>147,844</text:p>
          </table:table-cell>
          <table:table-cell table:style-name="ce33" office:value-type="float" office:value="8329623" calcext:value-type="float">
            <text:p><text:s text:c="3"/>8,329,623</text:p>
          </table:table-cell>
          <table:table-cell table:style-name="ce44" office:value-type="float" office:value="23392036" calcext:value-type="float">
            <text:p><text:s text:c="3"/>23,392,036</text:p>
          </table:table-cell>
          <table:table-cell table:style-name="ce33" office:value-type="float" office:value="11685478" calcext:value-type="float">
            <text:p><text:s text:c="3"/>11,685,478</text:p>
          </table:table-cell>
          <table:table-cell table:style-name="ce33" office:value-type="float" office:value="11706558" calcext:value-type="float">
            <text:p><text:s text:c="3"/>11,706,558</text:p>
          </table:table-cell>
          <table:table-cell table:style-name="ce55" office:value-type="float" office:value="99.82" calcext:value-type="float">
            <text:p><text:s text:c="3"/>99.82</text:p>
          </table:table-cell>
          <table:table-cell table:style-name="ce55" office:value-type="float" office:value="646.32" calcext:value-type="float">
            <text:p><text:s text:c="3"/>646.32</text:p>
          </table:table-cell>
          <table:table-cell table:style-name="ce68" office:value-type="float" office:value="2.81" calcext:value-type="float">
            <text:p><text:s text:c="3"/>2.81</text:p>
          </table:table-cell>
          <table:table-cell table:style-name="ce75"/>
          <table:table-cell table:number-columns-repeated="1011"/>
        </table:table-row>
        <table:table-row table:style-name="ro15">
          <table:table-cell table:style-name="ce8" office:value-type="string" calcext:value-type="string">
            <text:p>7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88" calcext:value-type="float">
            <text:p><text:s text:c="3"/>147,788</text:p>
          </table:table-cell>
          <table:table-cell table:style-name="ce33" office:value-type="float" office:value="8339092" calcext:value-type="float">
            <text:p><text:s text:c="3"/>8,339,092</text:p>
          </table:table-cell>
          <table:table-cell table:style-name="ce44" office:value-type="float" office:value="23398263" calcext:value-type="float">
            <text:p><text:s text:c="3"/>23,398,263</text:p>
          </table:table-cell>
          <table:table-cell table:style-name="ce33" office:value-type="float" office:value="11687050" calcext:value-type="float">
            <text:p><text:s text:c="3"/>11,687,050</text:p>
          </table:table-cell>
          <table:table-cell table:style-name="ce33" office:value-type="float" office:value="11711213" calcext:value-type="float">
            <text:p><text:s text:c="3"/>11,711,213</text:p>
          </table:table-cell>
          <table:table-cell table:style-name="ce55" office:value-type="float" office:value="99.79" calcext:value-type="float">
            <text:p><text:s text:c="3"/>99.79</text:p>
          </table:table-cell>
          <table:table-cell table:style-name="ce55" office:value-type="float" office:value="646.49" calcext:value-type="float">
            <text:p><text:s text:c="3"/>646.49</text:p>
          </table:table-cell>
          <table:table-cell table:style-name="ce68" office:value-type="float" office:value="2.81" calcext:value-type="float">
            <text:p><text:s text:c="3"/>2.81</text:p>
          </table:table-cell>
          <table:table-cell table:style-name="ce75"/>
          <table:table-cell table:number-columns-repeated="1011"/>
        </table:table-row>
        <table:table-row table:style-name="ro13">
          <table:table-cell table:style-name="ce8" office:value-type="string" calcext:value-type="string">
            <text:p>8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86" calcext:value-type="float">
            <text:p><text:s text:c="3"/>147,786</text:p>
          </table:table-cell>
          <table:table-cell table:style-name="ce33" office:value-type="float" office:value="8354235" calcext:value-type="float">
            <text:p><text:s text:c="3"/>8,354,235</text:p>
          </table:table-cell>
          <table:table-cell table:style-name="ce44" office:value-type="float" office:value="23404243" calcext:value-type="float">
            <text:p><text:s text:c="3"/>23,404,243</text:p>
          </table:table-cell>
          <table:table-cell table:style-name="ce33" office:value-type="float" office:value="11688646" calcext:value-type="float">
            <text:p><text:s text:c="3"/>11,688,646</text:p>
          </table:table-cell>
          <table:table-cell table:style-name="ce33" office:value-type="float" office:value="11715597" calcext:value-type="float">
            <text:p><text:s text:c="3"/>11,715,597</text:p>
          </table:table-cell>
          <table:table-cell table:style-name="ce55" office:value-type="float" office:value="99.77" calcext:value-type="float">
            <text:p><text:s text:c="3"/>99.77</text:p>
          </table:table-cell>
          <table:table-cell table:style-name="ce55" office:value-type="float" office:value="646.65" calcext:value-type="float">
            <text:p><text:s text:c="3"/>646.65</text:p>
          </table:table-cell>
          <table:table-cell table:style-name="ce68" office:value-type="float" office:value="2.8" calcext:value-type="float">
            <text:p><text:s text:c="3"/>2.80</text:p>
          </table:table-cell>
          <table:table-cell table:style-name="ce75"/>
          <table:table-cell table:number-columns-repeated="1011"/>
        </table:table-row>
        <table:table-row table:style-name="ro14">
          <table:table-cell table:style-name="ce8" office:value-type="string" calcext:value-type="string">
            <text:p>9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87" calcext:value-type="float">
            <text:p><text:s text:c="3"/>147,787</text:p>
          </table:table-cell>
          <table:table-cell table:style-name="ce33" office:value-type="float" office:value="8372925" calcext:value-type="float">
            <text:p><text:s text:c="3"/>8,372,925</text:p>
          </table:table-cell>
          <table:table-cell table:style-name="ce44" office:value-type="float" office:value="23410280" calcext:value-type="float">
            <text:p><text:s text:c="3"/>23,410,280</text:p>
          </table:table-cell>
          <table:table-cell table:style-name="ce33" office:value-type="float" office:value="11690317" calcext:value-type="float">
            <text:p><text:s text:c="3"/>11,690,317</text:p>
          </table:table-cell>
          <table:table-cell table:style-name="ce33" office:value-type="float" office:value="11719963" calcext:value-type="float">
            <text:p><text:s text:c="3"/>11,719,963</text:p>
          </table:table-cell>
          <table:table-cell table:style-name="ce55" office:value-type="float" office:value="99.75" calcext:value-type="float">
            <text:p><text:s text:c="3"/>99.75</text:p>
          </table:table-cell>
          <table:table-cell table:style-name="ce55" office:value-type="float" office:value="646.82" calcext:value-type="float">
            <text:p><text:s text:c="3"/>646.82</text:p>
          </table:table-cell>
          <table:table-cell table:style-name="ce68" office:value-type="float" office:value="2.8" calcext:value-type="float">
            <text:p><text:s text:c="3"/>2.80</text:p>
          </table:table-cell>
          <table:table-cell table:style-name="ce75"/>
          <table:table-cell table:number-columns-repeated="1011"/>
        </table:table-row>
        <table:table-row table:style-name="ro14">
          <table:table-cell table:style-name="ce8" office:value-type="string" calcext:value-type="string">
            <text:p>10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84" calcext:value-type="float">
            <text:p><text:s text:c="3"/>147,784</text:p>
          </table:table-cell>
          <table:table-cell table:style-name="ce33" office:value-type="float" office:value="8374527" calcext:value-type="float">
            <text:p><text:s text:c="3"/>8,374,527</text:p>
          </table:table-cell>
          <table:table-cell table:style-name="ce44" office:value-type="float" office:value="23417116" calcext:value-type="float">
            <text:p><text:s text:c="3"/>23,417,116</text:p>
          </table:table-cell>
          <table:table-cell table:style-name="ce33" office:value-type="float" office:value="11692654" calcext:value-type="float">
            <text:p><text:s text:c="3"/>11,692,654</text:p>
          </table:table-cell>
          <table:table-cell table:style-name="ce33" office:value-type="float" office:value="11724462" calcext:value-type="float">
            <text:p><text:s text:c="3"/>11,724,462</text:p>
          </table:table-cell>
          <table:table-cell table:style-name="ce55" office:value-type="float" office:value="99.73" calcext:value-type="float">
            <text:p><text:s text:c="3"/>99.73</text:p>
          </table:table-cell>
          <table:table-cell table:style-name="ce55" office:value-type="float" office:value="647.01" calcext:value-type="float">
            <text:p><text:s text:c="3"/>647.01</text:p>
          </table:table-cell>
          <table:table-cell table:style-name="ce68" office:value-type="float" office:value="2.79623" calcext:value-type="float">
            <text:p><text:s text:c="3"/>2.80</text:p>
          </table:table-cell>
          <table:table-cell table:style-name="ce75"/>
          <table:table-cell table:number-columns-repeated="1011"/>
        </table:table-row>
        <table:table-row table:style-name="ro14">
          <table:table-cell table:style-name="ce10" office:value-type="string" calcext:value-type="string">
            <text:p>11 月</text:p>
          </table:table-cell>
          <table:table-cell table:style-name="ce23" office:value-type="float" office:value="36192.8155" calcext:value-type="float">
            <text:p><text:s text:c="3"/>36,192.8155</text:p>
          </table:table-cell>
          <table:table-cell table:style-name="ce34" office:value-type="float" office:value="368" calcext:value-type="float">
            <text:p><text:s text:c="3"/>368</text:p>
          </table:table-cell>
          <table:table-cell table:style-name="ce34" office:value-type="float" office:value="7851" calcext:value-type="float">
            <text:p><text:s text:c="3"/>7,851</text:p>
          </table:table-cell>
          <table:table-cell table:style-name="ce34" office:value-type="float" office:value="147780" calcext:value-type="float">
            <text:p><text:s text:c="3"/>147,780</text:p>
          </table:table-cell>
          <table:table-cell table:style-name="ce34" office:value-type="float" office:value="8375477" calcext:value-type="float">
            <text:p><text:s text:c="3"/>8,375,477</text:p>
          </table:table-cell>
          <table:table-cell table:style-name="ce45" office:value-type="float" office:value="23424615" calcext:value-type="float">
            <text:p><text:s text:c="3"/>23,424,615</text:p>
          </table:table-cell>
          <table:table-cell table:style-name="ce34" office:value-type="float" office:value="11695144" calcext:value-type="float">
            <text:p><text:s text:c="3"/>11,695,144</text:p>
          </table:table-cell>
          <table:table-cell table:style-name="ce34" office:value-type="float" office:value="11729471" calcext:value-type="float">
            <text:p><text:s text:c="3"/>11,729,471</text:p>
          </table:table-cell>
          <table:table-cell table:style-name="ce55" office:value-type="float" office:value="99.71" calcext:value-type="float">
            <text:p><text:s text:c="3"/>99.71</text:p>
          </table:table-cell>
          <table:table-cell table:style-name="ce55" office:value-type="float" office:value="647.22" calcext:value-type="float">
            <text:p><text:s text:c="3"/>647.22</text:p>
          </table:table-cell>
          <table:table-cell table:style-name="ce68" office:value-type="float" office:value="2.79681" calcext:value-type="float">
            <text:p><text:s text:c="3"/>2.80</text:p>
          </table:table-cell>
          <table:table-cell table:style-name="ce75"/>
          <table:table-cell table:number-columns-repeated="1011"/>
        </table:table-row>
        <table:table-row table:style-name="ro16">
          <table:table-cell table:style-name="ce11" office:value-type="string" calcext:value-type="string">
            <text:p>較上年同月　　増減<text:span text:style-name="T2"> (%)</text:span></text:p>
          </table:table-cell>
          <table:table-cell table:number-columns-repeated="2" table:style-name="ce24" office:value-type="float" office:value="0" calcext:value-type="float">
            <text:p>－</text:p>
          </table:table-cell>
          <table:table-cell table:style-name="ce24" office:value-type="float" office:value="0.15" calcext:value-type="float">
            <text:p><text:s/>0.15</text:p>
          </table:table-cell>
          <table:table-cell table:style-name="ce24" office:value-type="float" office:value="-0.52" calcext:value-type="float">
            <text:p><text:s text:c="3"/>－0.52</text:p>
          </table:table-cell>
          <table:table-cell table:style-name="ce24" office:value-type="float" office:value="1.14" calcext:value-type="float">
            <text:p><text:s/>1.14</text:p>
          </table:table-cell>
          <table:table-cell table:style-name="ce24" office:value-type="float" office:value="0.25" calcext:value-type="float">
            <text:p><text:s/>0.25</text:p>
          </table:table-cell>
          <table:table-cell table:style-name="ce24" office:value-type="float" office:value="0.1" calcext:value-type="float">
            <text:p><text:s/>0.10</text:p>
          </table:table-cell>
          <table:table-cell table:style-name="ce24" office:value-type="float" office:value="0.39" calcext:value-type="float">
            <text:p><text:s/>0.39</text:p>
          </table:table-cell>
          <table:table-cell table:style-name="ce56" office:value-type="float" office:value="-0.28" calcext:value-type="float">
            <text:p>－ <text:s text:c="2"/>0.28</text:p>
          </table:table-cell>
          <table:table-cell table:style-name="ce24" office:value-type="float" office:value="0.25" calcext:value-type="float">
            <text:p><text:s/>0.25</text:p>
          </table:table-cell>
          <table:table-cell table:style-name="ce69" office:value-type="float" office:value="-0.82" calcext:value-type="float">
            <text:p>－ <text:s text:c="2"/>0.82</text:p>
          </table:table-cell>
          <table:table-cell table:style-name="ce73"/>
          <table:table-cell table:number-columns-repeated="1011"/>
        </table:table-row>
        <table:table-row table:style-name="ro16">
          <table:table-cell table:style-name="ce12" office:value-type="string" calcext:value-type="string">
            <text:p>較本年上月　　増減<text:span text:style-name="T2"> (%) </text:span><text:span text:style-name="T3">△</text:span></text:p>
          </table:table-cell>
          <table:table-cell table:number-columns-repeated="3" table:style-name="ce25" office:value-type="float" office:value="0" calcext:value-type="float">
            <text:p>－</text:p>
          </table:table-cell>
          <table:table-cell table:style-name="ce39" office:value-type="string" calcext:value-type="string">
            <text:p> <text:span text:style-name="T8">－</text:span><text:span text:style-name="T7">   0.00</text:span></text:p>
          </table:table-cell>
          <table:table-cell table:style-name="ce25" office:value-type="float" office:value="0.01" calcext:value-type="float">
            <text:p><text:s/>0.01</text:p>
          </table:table-cell>
          <table:table-cell table:style-name="ce25" office:value-type="float" office:value="0.03" calcext:value-type="float">
            <text:p><text:s/>0.03</text:p>
          </table:table-cell>
          <table:table-cell table:style-name="ce48" office:value-type="float" office:value="0.02" calcext:value-type="float">
            <text:p>0.02</text:p>
          </table:table-cell>
          <table:table-cell table:style-name="ce25" office:value-type="float" office:value="0.04" calcext:value-type="float">
            <text:p><text:s/>0.04</text:p>
          </table:table-cell>
          <table:table-cell table:style-name="ce48" office:value-type="float" office:value="-0.02" calcext:value-type="float">
            <text:p>－ <text:s text:c="2"/>0.02</text:p>
          </table:table-cell>
          <table:table-cell table:style-name="ce48" office:value-type="float" office:value="0.03" calcext:value-type="float">
            <text:p>0.03</text:p>
          </table:table-cell>
          <table:table-cell table:style-name="ce70" office:value-type="float" office:value="0" calcext:value-type="float">
            <text:p>0.00</text:p>
          </table:table-cell>
          <table:table-cell table:number-columns-repeated="1012"/>
        </table:table-row>
        <table:table-row table:style-name="ro10">
          <table:table-cell table:style-name="ce13" office:value-type="string" calcext:value-type="string">
            <text:p>說明：1.表內列有<text:span text:style-name="T1">「－</text:span><text:span text:style-name="T4">」者表示無數字，「0.00」表示未滿百分之0.005</text:span><text:span text:style-name="T5">。</text:span></text:p>
          </table:table-cell>
          <table:table-cell table:style-name="ce26"/>
          <table:table-cell table:style-name="ce35" table:number-columns-repeated="6"/>
          <table:table-cell/>
          <table:table-cell table:style-name="ce57"/>
          <table:table-cell table:style-name="ce61"/>
          <table:table-cell table:style-name="ce71" office:value-type="string" calcext:value-type="string">
            <text:p>內政部戶政司<text:span text:style-name="T6"> </text:span><text:span text:style-name="T5">民國</text:span><text:span text:style-name="T7">103</text:span><text:span text:style-name="T5">年</text:span><text:span text:style-name="T7">12</text:span><text:span text:style-name="T5">月</text:span><text:span text:style-name="T7">4</text:span><text:span text:style-name="T5">日編製</text:span></text:p>
          </table:table-cell>
          <table:table-cell table:number-columns-repeated="1012"/>
        </table:table-row>
        <table:table-row table:style-name="ro17">
          <table:table-cell office:value-type="string" calcext:value-type="string">
            <text:p><text:s text:c="12"/>2. 100年9月起土地面積增加1.3488平方公里(高雄市小港區)。</text:p>
          </table:table-cell>
          <table:table-cell table:number-columns-repeated="1023"/>
        </table:table-row>
        <table:table-row table:style-name="ro17">
          <table:table-cell office:value-type="string" calcext:value-type="string">
            <text:p><text:s text:c="12"/>3. 本表村里數及鄰數自103年2月起係指設有戶籍之戶籍登記資料，非行政區域資料。</text:p>
          </table:table-cell>
          <table:table-cell table:number-columns-repeated="1023"/>
        </table:table-row>
        <table:table-row table:style-name="ro17" table:number-rows-repeated="1048536">
          <table:table-cell table:number-columns-repeated="1024"/>
        </table:table-row>
        <table:table-row table:style-name="ro17">
          <table:table-cell table:number-columns-repeated="1024"/>
        </table:table-row>
      </table:table>
      <table:table table:name="縣市別" table:style-name="ta2">
        <table:table-column table:style-name="co11" table:default-cell-style-name="ce14"/>
        <table:table-column table:style-name="co12" table:default-cell-style-name="ce93"/>
        <table:table-column table:style-name="co3" table:default-cell-style-name="ce93"/>
        <table:table-column table:style-name="co3" table:default-cell-style-name="ce14"/>
        <table:table-column table:style-name="co13" table:default-cell-style-name="ce14"/>
        <table:table-column table:style-name="co14" table:default-cell-style-name="ce14"/>
        <table:table-column table:style-name="co15" table:default-cell-style-name="ce14"/>
        <table:table-column table:style-name="co16" table:default-cell-style-name="ce14"/>
        <table:table-column table:style-name="co15" table:default-cell-style-name="ce14"/>
        <table:table-column table:style-name="co17" table:default-cell-style-name="ce14"/>
        <table:table-column table:style-name="co7" table:default-cell-style-name="ce14"/>
        <table:table-column table:style-name="co1" table:default-cell-style-name="ce14"/>
        <table:table-column table:style-name="co10" table:number-columns-repeated="245" table:default-cell-style-name="ce14"/>
        <table:table-column table:style-name="co10" table:number-columns-repeated="767" table:default-cell-style-name="Default"/>
        <table:table-row table:style-name="ro18">
          <table:table-cell table:style-name="ce1" office:value-type="string" calcext:value-type="string" table:number-columns-spanned="12" table:number-rows-spanned="1">
            <text:p><text:s text:c="6"/>戶數、人口數、性別比例及人口密度統計表（續）</text:p>
          </table:table-cell>
          <table:covered-table-cell table:number-columns-repeated="10" table:style-name="ce15"/>
          <table:covered-table-cell table:style-name="ce62"/>
          <table:table-cell table:style-name="ce72" table:number-columns-repeated="1012"/>
        </table:table-row>
        <table:table-row table:style-name="ro19">
          <table:table-cell table:style-name="ce72"/>
          <table:table-cell table:style-name="ce84" table:number-columns-repeated="4"/>
          <table:table-cell table:style-name="ce104" office:value-type="string" office:string-value="    中 華 民 國 103 年 11 月 底" calcext:value-type="string">
            <text:p><text:s text:c="5"/>中 華 民 國 103 年 11 月 底 </text:p>
          </table:table-cell>
          <table:table-cell table:style-name="ce84" table:number-columns-repeated="4"/>
          <table:table-cell table:style-name="ce58" office:value-type="string" calcext:value-type="string">
            <text:p><text:s text:c="10"/>單位：平方公里；個；戶；人；%</text:p>
          </table:table-cell>
          <table:table-cell table:style-name="ce84"/>
          <table:table-cell table:style-name="ce72"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5"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4"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3" office:value-type="string" calcext:value-type="string" table:number-columns-spanned="3" table:number-rows-spanned="1">
            <text:p>人　　口　　數</text:p>
          </table:table-cell>
          <table:covered-table-cell table:number-columns-repeated="2" table:style-name="ce46"/>
          <table:table-cell table:style-name="ce49" office:value-type="string" calcext:value-type="string">
            <text:p>性別比例<text:span text:style-name="T6"> ( </text:span><text:span text:style-name="T5">每百</text:span></text:p>
          </table:table-cell>
          <table:table-cell table:style-name="ce59" office:value-type="string" calcext:value-type="string">
            <text:p>人口密度 ( 每平</text:p>
          </table:table-cell>
          <table:table-cell table:style-name="ce5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6" office:value-type="string" calcext:value-type="string">
            <text:p>( 平方公里 )</text:p>
          </table:table-cell>
          <table:table-cell table:style-name="ce95"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3" office:value-type="string" calcext:value-type="string">
            <text:p>女</text:p>
          </table:table-cell>
          <table:table-cell table:style-name="ce50" office:value-type="string" calcext:value-type="string">
            <text:p>女子所當男子數<text:span text:style-name="T6"> )</text:span></text:p>
          </table:table-cell>
          <table:table-cell table:style-name="ce60" office:value-type="string" calcext:value-type="string">
            <text:p>方公里人口數 )</text:p>
          </table:table-cell>
          <table:table-cell table:style-name="ce108" office:value-type="string" calcext:value-type="string">
            <text:p> <text:span text:style-name="T1">平均人口數</text:span><text:span text:style-name="T7"> </text:span><text:span text:style-name="T5">)</text:span></text:p>
          </table:table-cell>
          <table:table-cell table:number-columns-repeated="1012"/>
        </table:table-row>
        <table:table-row table:style-name="ro10">
          <table:table-cell table:style-name="ce78" office:value-type="string" calcext:value-type="string">
            <text:p>總 <text:s text:c="4"/>計</text:p>
          </table:table-cell>
          <table:table-cell table:style-name="ce87" office:value-type="float" office:value="36192.8155" calcext:value-type="float">
            <text:p><text:s text:c="3"/>36,192.8155</text:p>
          </table:table-cell>
          <table:table-cell table:style-name="ce30" office:value-type="float" office:value="368" calcext:value-type="float">
            <text:p><text:s text:c="3"/>368</text:p>
          </table:table-cell>
          <table:table-cell table:style-name="ce30" office:value-type="float" office:value="7851" calcext:value-type="float">
            <text:p><text:s text:c="3"/>7,851</text:p>
          </table:table-cell>
          <table:table-cell table:style-name="ce30" office:value-type="float" office:value="147780" calcext:value-type="float">
            <text:p><text:s text:c="3"/>147,780</text:p>
          </table:table-cell>
          <table:table-cell table:style-name="ce30" office:value-type="float" office:value="8375477" calcext:value-type="float">
            <text:p><text:s text:c="3"/>8,375,477</text:p>
          </table:table-cell>
          <table:table-cell table:style-name="ce29" office:value-type="float" office:value="23424615" calcext:value-type="float">
            <text:p><text:s text:c="3"/>23,424,615</text:p>
          </table:table-cell>
          <table:table-cell table:style-name="ce30" office:value-type="float" office:value="11695144" calcext:value-type="float">
            <text:p><text:s text:c="3"/>11,695,144</text:p>
          </table:table-cell>
          <table:table-cell table:style-name="ce30" office:value-type="float" office:value="11729471" calcext:value-type="float">
            <text:p><text:s text:c="3"/>11,729,471</text:p>
          </table:table-cell>
          <table:table-cell table:style-name="ce51" office:value-type="float" office:value="99.7073440055395" calcext:value-type="float">
            <text:p><text:s text:c="3"/>99.71</text:p>
          </table:table-cell>
          <table:table-cell table:style-name="ce51" office:value-type="float" office:value="647.217263326751" calcext:value-type="float">
            <text:p><text:s text:c="3"/>647.22</text:p>
          </table:table-cell>
          <table:table-cell table:style-name="ce109" office:value-type="float" office:value="2.79680966230341" calcext:value-type="float">
            <text:p><text:s/>2.80 </text:p>
          </table:table-cell>
          <table:table-cell table:number-columns-repeated="1012"/>
        </table:table-row>
        <table:table-row table:style-name="ro20">
          <table:table-cell table:style-name="ce78" office:value-type="string" calcext:value-type="string">
            <text:p>新北市</text:p>
          </table:table-cell>
          <table:table-cell table:style-name="ce87" office:value-type="float" office:value="2052.5667" calcext:value-type="float">
            <text:p><text:s text:c="3"/>2,052.5667</text:p>
          </table:table-cell>
          <table:table-cell table:style-name="ce30" office:value-type="float" office:value="29" calcext:value-type="float">
            <text:p><text:s text:c="3"/>29</text:p>
          </table:table-cell>
          <table:table-cell table:style-name="ce30" office:value-type="float" office:value="1032" calcext:value-type="float">
            <text:p><text:s text:c="3"/>1,032</text:p>
          </table:table-cell>
          <table:table-cell table:style-name="ce30" office:value-type="float" office:value="22111" calcext:value-type="float">
            <text:p><text:s text:c="3"/>22,111</text:p>
          </table:table-cell>
          <table:table-cell table:style-name="ce30" office:value-type="float" office:value="1495585" calcext:value-type="float">
            <text:p><text:s text:c="3"/>1,495,585</text:p>
          </table:table-cell>
          <table:table-cell table:style-name="ce29" office:value-type="float" office:value="3963970" calcext:value-type="float">
            <text:p><text:s text:c="3"/>3,963,970</text:p>
          </table:table-cell>
          <table:table-cell table:style-name="ce30" office:value-type="float" office:value="1950837" calcext:value-type="float">
            <text:p><text:s text:c="3"/>1,950,837</text:p>
          </table:table-cell>
          <table:table-cell table:style-name="ce30" office:value-type="float" office:value="2013133" calcext:value-type="float">
            <text:p><text:s text:c="3"/>2,013,133</text:p>
          </table:table-cell>
          <table:table-cell table:style-name="ce51" office:value-type="float" office:value="96.9055199035533" calcext:value-type="float">
            <text:p><text:s text:c="3"/>96.91</text:p>
          </table:table-cell>
          <table:table-cell table:style-name="ce51" office:value-type="float" office:value="1931.22591338932" calcext:value-type="float">
            <text:p><text:s text:c="3"/>1,931.23</text:p>
          </table:table-cell>
          <table:table-cell table:style-name="ce109" office:value-type="float" office:value="2.65044781807788" calcext:value-type="float">
            <text:p><text:s/>2.65 </text:p>
          </table:table-cell>
          <table:table-cell table:number-columns-repeated="1012"/>
        </table:table-row>
        <table:table-row table:style-name="ro20">
          <table:table-cell table:style-name="ce5" office:value-type="string" calcext:value-type="string">
            <text:p>臺北市</text:p>
          </table:table-cell>
          <table:table-cell table:style-name="ce87" office:value-type="float" office:value="271.7997" calcext:value-type="float">
            <text:p><text:s text:c="3"/>271.7997</text:p>
          </table:table-cell>
          <table:table-cell table:style-name="ce30" office:value-type="float" office:value="12" calcext:value-type="float">
            <text:p><text:s text:c="3"/>12</text:p>
          </table:table-cell>
          <table:table-cell table:style-name="ce30" office:value-type="float" office:value="456" calcext:value-type="float">
            <text:p><text:s text:c="3"/>456</text:p>
          </table:table-cell>
          <table:table-cell table:style-name="ce30" office:value-type="float" office:value="9547" calcext:value-type="float">
            <text:p><text:s text:c="3"/>9,547</text:p>
          </table:table-cell>
          <table:table-cell table:style-name="ce30" office:value-type="float" office:value="1037206" calcext:value-type="float">
            <text:p><text:s text:c="3"/>1,037,206</text:p>
          </table:table-cell>
          <table:table-cell table:style-name="ce29" office:value-type="float" office:value="2700091" calcext:value-type="float">
            <text:p><text:s text:c="3"/>2,700,091</text:p>
          </table:table-cell>
          <table:table-cell table:style-name="ce30" office:value-type="float" office:value="1294867" calcext:value-type="float">
            <text:p><text:s text:c="3"/>1,294,867</text:p>
          </table:table-cell>
          <table:table-cell table:style-name="ce30" office:value-type="float" office:value="1405224" calcext:value-type="float">
            <text:p><text:s text:c="3"/>1,405,224</text:p>
          </table:table-cell>
          <table:table-cell table:style-name="ce51" office:value-type="float" office:value="92.1466613152067" calcext:value-type="float">
            <text:p><text:s text:c="3"/>92.15</text:p>
          </table:table-cell>
          <table:table-cell table:style-name="ce51" office:value-type="float" office:value="9934.1206042538" calcext:value-type="float">
            <text:p><text:s text:c="3"/>9,934.12</text:p>
          </table:table-cell>
          <table:table-cell table:style-name="ce109" office:value-type="float" office:value="2.60323503720572" calcext:value-type="float">
            <text:p><text:s/>2.60 </text:p>
          </table:table-cell>
          <table:table-cell table:number-columns-repeated="1012"/>
        </table:table-row>
        <table:table-row table:style-name="ro20">
          <table:table-cell table:style-name="ce78" office:value-type="string" calcext:value-type="string">
            <text:p>臺中市</text:p>
          </table:table-cell>
          <table:table-cell table:style-name="ce88" office:value-type="float" office:value="2214.8968" calcext:value-type="float">
            <text:p><text:s text:c="3"/>2,214.8968</text:p>
          </table:table-cell>
          <table:table-cell table:style-name="ce96" office:value-type="float" office:value="29" calcext:value-type="float">
            <text:p><text:s text:c="3"/>29</text:p>
          </table:table-cell>
          <table:table-cell table:style-name="ce30" office:value-type="float" office:value="625" calcext:value-type="float">
            <text:p><text:s text:c="3"/>625</text:p>
          </table:table-cell>
          <table:table-cell table:style-name="ce30" office:value-type="float" office:value="12939" calcext:value-type="float">
            <text:p><text:s text:c="3"/>12,939</text:p>
          </table:table-cell>
          <table:table-cell table:style-name="ce30" office:value-type="float" office:value="910860" calcext:value-type="float">
            <text:p><text:s text:c="3"/>910,860</text:p>
          </table:table-cell>
          <table:table-cell table:style-name="ce29" office:value-type="float" office:value="2716497" calcext:value-type="float">
            <text:p><text:s text:c="3"/>2,716,497</text:p>
          </table:table-cell>
          <table:table-cell table:style-name="ce30" office:value-type="float" office:value="1345534" calcext:value-type="float">
            <text:p><text:s text:c="3"/>1,345,534</text:p>
          </table:table-cell>
          <table:table-cell table:style-name="ce30" office:value-type="float" office:value="1370963" calcext:value-type="float">
            <text:p><text:s text:c="3"/>1,370,963</text:p>
          </table:table-cell>
          <table:table-cell table:style-name="ce51" office:value-type="float" office:value="98.1451724080081" calcext:value-type="float">
            <text:p><text:s text:c="3"/>98.15</text:p>
          </table:table-cell>
          <table:table-cell table:style-name="ce51" office:value-type="float" office:value="1226.46662363682" calcext:value-type="float">
            <text:p><text:s text:c="3"/>1,226.47</text:p>
          </table:table-cell>
          <table:table-cell table:style-name="ce109" office:value-type="float" office:value="2.98234306040445" calcext:value-type="float">
            <text:p><text:s/>2.98 </text:p>
          </table:table-cell>
          <table:table-cell table:number-columns-repeated="1012"/>
        </table:table-row>
        <table:table-row table:style-name="ro20">
          <table:table-cell table:style-name="ce78" office:value-type="string" calcext:value-type="string">
            <text:p>臺南市</text:p>
          </table:table-cell>
          <table:table-cell table:style-name="ce88" office:value-type="float" office:value="2191.6531" calcext:value-type="float">
            <text:p><text:s text:c="3"/>2,191.6531</text:p>
          </table:table-cell>
          <table:table-cell table:style-name="ce96" office:value-type="float" office:value="37" calcext:value-type="float">
            <text:p><text:s text:c="3"/>37</text:p>
          </table:table-cell>
          <table:table-cell table:style-name="ce30" office:value-type="float" office:value="752" calcext:value-type="float">
            <text:p><text:s text:c="3"/>752</text:p>
          </table:table-cell>
          <table:table-cell table:style-name="ce30" office:value-type="float" office:value="14638" calcext:value-type="float">
            <text:p><text:s text:c="3"/>14,638</text:p>
          </table:table-cell>
          <table:table-cell table:style-name="ce30" office:value-type="float" office:value="667662" calcext:value-type="float">
            <text:p><text:s text:c="3"/>667,662</text:p>
          </table:table-cell>
          <table:table-cell table:style-name="ce29" office:value-type="float" office:value="1883844" calcext:value-type="float">
            <text:p><text:s text:c="3"/>1,883,844</text:p>
          </table:table-cell>
          <table:table-cell table:style-name="ce30" office:value-type="float" office:value="943962" calcext:value-type="float">
            <text:p><text:s text:c="3"/>943,962</text:p>
          </table:table-cell>
          <table:table-cell table:style-name="ce30" office:value-type="float" office:value="939882" calcext:value-type="float">
            <text:p><text:s text:c="3"/>939,882</text:p>
          </table:table-cell>
          <table:table-cell table:style-name="ce51" office:value-type="float" office:value="100.434097046225" calcext:value-type="float">
            <text:p><text:s text:c="3"/>100.43</text:p>
          </table:table-cell>
          <table:table-cell table:style-name="ce51" office:value-type="float" office:value="859.553913892669" calcext:value-type="float">
            <text:p><text:s text:c="3"/>859.55</text:p>
          </table:table-cell>
          <table:table-cell table:style-name="ce109" office:value-type="float" office:value="2.82155342074283" calcext:value-type="float">
            <text:p><text:s/>2.82 </text:p>
          </table:table-cell>
          <table:table-cell table:number-columns-repeated="1012"/>
        </table:table-row>
        <table:table-row table:style-name="ro20">
          <table:table-cell table:style-name="ce78" office:value-type="string" calcext:value-type="string">
            <text:p>高雄市</text:p>
          </table:table-cell>
          <table:table-cell table:style-name="ce88" office:value-type="float" office:value="2947.6159" calcext:value-type="float">
            <text:p><text:s text:c="3"/>2,947.6159</text:p>
          </table:table-cell>
          <table:table-cell table:style-name="ce96" office:value-type="float" office:value="38" calcext:value-type="float">
            <text:p><text:s text:c="3"/>38</text:p>
          </table:table-cell>
          <table:table-cell table:style-name="ce30" office:value-type="float" office:value="891" calcext:value-type="float">
            <text:p><text:s text:c="3"/>891</text:p>
          </table:table-cell>
          <table:table-cell table:style-name="ce30" office:value-type="float" office:value="17593" calcext:value-type="float">
            <text:p><text:s text:c="3"/>17,593</text:p>
          </table:table-cell>
          <table:table-cell table:style-name="ce30" office:value-type="float" office:value="1063946" calcext:value-type="float">
            <text:p><text:s text:c="3"/>1,063,946</text:p>
          </table:table-cell>
          <table:table-cell table:style-name="ce29" office:value-type="float" office:value="2778155" calcext:value-type="float">
            <text:p><text:s text:c="3"/>2,778,155</text:p>
          </table:table-cell>
          <table:table-cell table:style-name="ce30" office:value-type="float" office:value="1382820" calcext:value-type="float">
            <text:p><text:s text:c="3"/>1,382,820</text:p>
          </table:table-cell>
          <table:table-cell table:style-name="ce30" office:value-type="float" office:value="1395335" calcext:value-type="float">
            <text:p><text:s text:c="3"/>1,395,335</text:p>
          </table:table-cell>
          <table:table-cell table:style-name="ce51" office:value-type="float" office:value="99.1030827722375" calcext:value-type="float">
            <text:p><text:s text:c="3"/>99.10</text:p>
          </table:table-cell>
          <table:table-cell table:style-name="ce51" office:value-type="float" office:value="942.509164779577" calcext:value-type="float">
            <text:p><text:s text:c="3"/>942.51</text:p>
          </table:table-cell>
          <table:table-cell table:style-name="ce109" office:value-type="float" office:value="2.61118045464713" calcext:value-type="float">
            <text:p><text:s/>2.61 </text:p>
          </table:table-cell>
          <table:table-cell table:number-columns-repeated="1012"/>
        </table:table-row>
        <table:table-row table:style-name="ro6">
          <table:table-cell table:style-name="ce78" office:value-type="string" calcext:value-type="string">
            <text:p>臺灣省</text:p>
          </table:table-cell>
          <table:table-cell table:style-name="ce88" office:value-type="float" office:value="26330.9577" calcext:value-type="float">
            <text:p><text:s text:c="3"/>26,330.9577</text:p>
          </table:table-cell>
          <table:table-cell table:style-name="ce96" office:value-type="float" office:value="213" calcext:value-type="float">
            <text:p><text:s text:c="3"/>213</text:p>
          </table:table-cell>
          <table:table-cell table:style-name="ce102" office:value-type="float" office:value="4036" calcext:value-type="float">
            <text:p><text:s text:c="3"/>4,036</text:p>
          </table:table-cell>
          <table:table-cell table:style-name="ce102" office:value-type="float" office:value="70050" calcext:value-type="float">
            <text:p><text:s text:c="3"/>70,050</text:p>
          </table:table-cell>
          <table:table-cell table:style-name="ce102" office:value-type="float" office:value="3160266" calcext:value-type="float">
            <text:p><text:s text:c="3"/>3,160,266</text:p>
          </table:table-cell>
          <table:table-cell table:style-name="ce29" office:value-type="float" office:value="9242566" calcext:value-type="float">
            <text:p><text:s text:c="3"/>9,242,566</text:p>
          </table:table-cell>
          <table:table-cell table:style-name="ce102" office:value-type="float" office:value="4706281" calcext:value-type="float">
            <text:p><text:s text:c="3"/>4,706,281</text:p>
          </table:table-cell>
          <table:table-cell table:style-name="ce102" office:value-type="float" office:value="4536285" calcext:value-type="float">
            <text:p><text:s text:c="3"/>4,536,285</text:p>
          </table:table-cell>
          <table:table-cell table:style-name="ce51" office:value-type="float" office:value="103.747471774811" calcext:value-type="float">
            <text:p><text:s text:c="3"/>103.75</text:p>
          </table:table-cell>
          <table:table-cell table:style-name="ce51" office:value-type="float" office:value="351.015185444622" calcext:value-type="float">
            <text:p><text:s text:c="3"/>351.02</text:p>
          </table:table-cell>
          <table:table-cell table:style-name="ce109" office:value-type="float" office:value="2.92461647215772" calcext:value-type="float">
            <text:p><text:s/>2.92 </text:p>
          </table:table-cell>
          <table:table-cell table:number-columns-repeated="1012"/>
        </table:table-row>
        <table:table-row table:style-name="ro4">
          <table:table-cell table:style-name="ce79" office:value-type="string" calcext:value-type="string">
            <text:p>宜蘭縣</text:p>
          </table:table-cell>
          <table:table-cell table:style-name="ce89" office:value-type="float" office:value="2143.6251" calcext:value-type="float">
            <text:p><text:s text:c="3"/>2,143.6251</text:p>
          </table:table-cell>
          <table:table-cell table:style-name="ce97" office:value-type="float" office:value="12" calcext:value-type="float">
            <text:p><text:s text:c="3"/>12</text:p>
          </table:table-cell>
          <table:table-cell table:style-name="ce103" office:value-type="float" office:value="233" calcext:value-type="float">
            <text:p><text:s text:c="3"/>233</text:p>
          </table:table-cell>
          <table:table-cell table:style-name="ce103" office:value-type="float" office:value="3657" calcext:value-type="float">
            <text:p><text:s text:c="3"/>3,657</text:p>
          </table:table-cell>
          <table:table-cell table:style-name="ce103" office:value-type="float" office:value="162682" calcext:value-type="float">
            <text:p><text:s text:c="3"/>162,682</text:p>
          </table:table-cell>
          <table:table-cell table:style-name="ce105" office:value-type="float" office:value="458880" calcext:value-type="float">
            <text:p><text:s text:c="3"/>458,880</text:p>
          </table:table-cell>
          <table:table-cell table:style-name="ce103" office:value-type="float" office:value="232812" calcext:value-type="float">
            <text:p><text:s text:c="3"/>232,812</text:p>
          </table:table-cell>
          <table:table-cell table:style-name="ce103" office:value-type="float" office:value="226068" calcext:value-type="float">
            <text:p><text:s text:c="3"/>226,068</text:p>
          </table:table-cell>
          <table:table-cell table:style-name="ce106" office:value-type="float" office:value="102.983173204523" calcext:value-type="float">
            <text:p><text:s text:c="3"/>102.98</text:p>
          </table:table-cell>
          <table:table-cell table:style-name="ce106" office:value-type="float" office:value="214.067282567273" calcext:value-type="float">
            <text:p><text:s text:c="3"/>214.07</text:p>
          </table:table-cell>
          <table:table-cell table:style-name="ce110" office:value-type="float" office:value="2.82071771923138" calcext:value-type="float">
            <text:p><text:s/>2.82 </text:p>
          </table:table-cell>
          <table:table-cell table:number-columns-repeated="1012"/>
        </table:table-row>
        <table:table-row table:style-name="ro9">
          <table:table-cell table:style-name="ce79" office:value-type="string" calcext:value-type="string">
            <text:p>桃園縣</text:p>
          </table:table-cell>
          <table:table-cell table:style-name="ce89" office:value-type="float" office:value="1220.954" calcext:value-type="float">
            <text:p><text:s text:c="3"/>1,220.9540</text:p>
          </table:table-cell>
          <table:table-cell table:style-name="ce97" office:value-type="float" office:value="13" calcext:value-type="float">
            <text:p><text:s text:c="3"/>13</text:p>
          </table:table-cell>
          <table:table-cell table:style-name="ce103" office:value-type="float" office:value="495" calcext:value-type="float">
            <text:p><text:s text:c="3"/>495</text:p>
          </table:table-cell>
          <table:table-cell table:style-name="ce103" office:value-type="float" office:value="11485" calcext:value-type="float">
            <text:p><text:s text:c="3"/>11,485</text:p>
          </table:table-cell>
          <table:table-cell table:style-name="ce103" office:value-type="float" office:value="731638" calcext:value-type="float">
            <text:p><text:s text:c="3"/>731,638</text:p>
          </table:table-cell>
          <table:table-cell table:style-name="ce105" office:value-type="float" office:value="2056273" calcext:value-type="float">
            <text:p><text:s text:c="3"/>2,056,273</text:p>
          </table:table-cell>
          <table:table-cell table:style-name="ce103" office:value-type="float" office:value="1031770" calcext:value-type="float">
            <text:p><text:s text:c="3"/>1,031,770</text:p>
          </table:table-cell>
          <table:table-cell table:style-name="ce103" office:value-type="float" office:value="1024503" calcext:value-type="float">
            <text:p><text:s text:c="3"/>1,024,503</text:p>
          </table:table-cell>
          <table:table-cell table:style-name="ce106" office:value-type="float" office:value="100.709319543232" calcext:value-type="float">
            <text:p><text:s text:c="3"/>100.71</text:p>
          </table:table-cell>
          <table:table-cell table:style-name="ce106" office:value-type="float" office:value="1684.15271992229" calcext:value-type="float">
            <text:p><text:s text:c="3"/>1,684.15</text:p>
          </table:table-cell>
          <table:table-cell table:style-name="ce110" office:value-type="float" office:value="2.81050601526985" calcext:value-type="float">
            <text:p><text:s/>2.81 </text:p>
          </table:table-cell>
          <table:table-cell table:number-columns-repeated="1012"/>
        </table:table-row>
        <table:table-row table:style-name="ro9">
          <table:table-cell table:style-name="ce79" office:value-type="string" calcext:value-type="string">
            <text:p>新竹縣</text:p>
          </table:table-cell>
          <table:table-cell table:style-name="ce89" office:value-type="float" office:value="1427.5369" calcext:value-type="float">
            <text:p><text:s text:c="3"/>1,427.5369</text:p>
          </table:table-cell>
          <table:table-cell table:style-name="ce97" office:value-type="float" office:value="13" calcext:value-type="float">
            <text:p><text:s text:c="3"/>13</text:p>
          </table:table-cell>
          <table:table-cell table:style-name="ce103" office:value-type="float" office:value="191" calcext:value-type="float">
            <text:p><text:s text:c="3"/>191</text:p>
          </table:table-cell>
          <table:table-cell table:style-name="ce103" office:value-type="float" office:value="3186" calcext:value-type="float">
            <text:p><text:s text:c="3"/>3,186</text:p>
          </table:table-cell>
          <table:table-cell table:style-name="ce103" office:value-type="float" office:value="178750" calcext:value-type="float">
            <text:p><text:s text:c="3"/>178,750</text:p>
          </table:table-cell>
          <table:table-cell table:style-name="ce105" office:value-type="float" office:value="536954" calcext:value-type="float">
            <text:p><text:s text:c="3"/>536,954</text:p>
          </table:table-cell>
          <table:table-cell table:style-name="ce103" office:value-type="float" office:value="274922" calcext:value-type="float">
            <text:p><text:s text:c="3"/>274,922</text:p>
          </table:table-cell>
          <table:table-cell table:style-name="ce103" office:value-type="float" office:value="262032" calcext:value-type="float">
            <text:p><text:s text:c="3"/>262,032</text:p>
          </table:table-cell>
          <table:table-cell table:style-name="ce106" office:value-type="float" office:value="104.919246504244" calcext:value-type="float">
            <text:p><text:s text:c="3"/>104.92</text:p>
          </table:table-cell>
          <table:table-cell table:style-name="ce106" office:value-type="float" office:value="376.140189440987" calcext:value-type="float">
            <text:p><text:s text:c="3"/>376.14</text:p>
          </table:table-cell>
          <table:table-cell table:style-name="ce110" office:value-type="float" office:value="3.00393846153846" calcext:value-type="float">
            <text:p><text:s/>3.00 </text:p>
          </table:table-cell>
          <table:table-cell table:number-columns-repeated="1012"/>
        </table:table-row>
        <table:table-row table:style-name="ro9">
          <table:table-cell table:style-name="ce79" office:value-type="string" calcext:value-type="string">
            <text:p>苗栗縣</text:p>
          </table:table-cell>
          <table:table-cell table:style-name="ce89" office:value-type="float" office:value="1820.3149" calcext:value-type="float">
            <text:p><text:s text:c="3"/>1,820.3149</text:p>
          </table:table-cell>
          <table:table-cell table:style-name="ce97" office:value-type="float" office:value="18" calcext:value-type="float">
            <text:p><text:s text:c="3"/>18</text:p>
          </table:table-cell>
          <table:table-cell table:style-name="ce103" office:value-type="float" office:value="274" calcext:value-type="float">
            <text:p><text:s text:c="3"/>274</text:p>
          </table:table-cell>
          <table:table-cell table:style-name="ce103" office:value-type="float" office:value="4649" calcext:value-type="float">
            <text:p><text:s text:c="3"/>4,649</text:p>
          </table:table-cell>
          <table:table-cell table:style-name="ce103" office:value-type="float" office:value="182899" calcext:value-type="float">
            <text:p><text:s text:c="3"/>182,899</text:p>
          </table:table-cell>
          <table:table-cell table:style-name="ce105" office:value-type="float" office:value="567202" calcext:value-type="float">
            <text:p><text:s text:c="3"/>567,202</text:p>
          </table:table-cell>
          <table:table-cell table:style-name="ce103" office:value-type="float" office:value="292308" calcext:value-type="float">
            <text:p><text:s text:c="3"/>292,308</text:p>
          </table:table-cell>
          <table:table-cell table:style-name="ce103" office:value-type="float" office:value="274894" calcext:value-type="float">
            <text:p><text:s text:c="3"/>274,894</text:p>
          </table:table-cell>
          <table:table-cell table:style-name="ce106" office:value-type="float" office:value="106.334805415906" calcext:value-type="float">
            <text:p><text:s text:c="3"/>106.33</text:p>
          </table:table-cell>
          <table:table-cell table:style-name="ce106" office:value-type="float" office:value="311.595537673179" calcext:value-type="float">
            <text:p><text:s text:c="3"/>311.60</text:p>
          </table:table-cell>
          <table:table-cell table:style-name="ce110" office:value-type="float" office:value="3.10117605891776" calcext:value-type="float">
            <text:p><text:s/>3.10 </text:p>
          </table:table-cell>
          <table:table-cell table:number-columns-repeated="1012"/>
        </table:table-row>
        <table:table-row table:style-name="ro1">
          <table:table-cell table:style-name="ce79" office:value-type="string" calcext:value-type="string">
            <text:p>彰化縣</text:p>
          </table:table-cell>
          <table:table-cell table:style-name="ce89" office:value-type="float" office:value="1074.396" calcext:value-type="float">
            <text:p><text:s text:c="3"/>1,074.3960</text:p>
          </table:table-cell>
          <table:table-cell table:style-name="ce97" office:value-type="float" office:value="26" calcext:value-type="float">
            <text:p><text:s text:c="3"/>26</text:p>
          </table:table-cell>
          <table:table-cell table:style-name="ce103" office:value-type="float" office:value="589" calcext:value-type="float">
            <text:p><text:s text:c="3"/>589</text:p>
          </table:table-cell>
          <table:table-cell table:style-name="ce103" office:value-type="float" office:value="9125" calcext:value-type="float">
            <text:p><text:s text:c="3"/>9,125</text:p>
          </table:table-cell>
          <table:table-cell table:style-name="ce103" office:value-type="float" office:value="378437" calcext:value-type="float">
            <text:p><text:s text:c="3"/>378,437</text:p>
          </table:table-cell>
          <table:table-cell table:style-name="ce105" office:value-type="float" office:value="1292226" calcext:value-type="float">
            <text:p><text:s text:c="3"/>1,292,226</text:p>
          </table:table-cell>
          <table:table-cell table:style-name="ce103" office:value-type="float" office:value="661134" calcext:value-type="float">
            <text:p><text:s text:c="3"/>661,134</text:p>
          </table:table-cell>
          <table:table-cell table:style-name="ce103" office:value-type="float" office:value="631092" calcext:value-type="float">
            <text:p><text:s text:c="3"/>631,092</text:p>
          </table:table-cell>
          <table:table-cell table:style-name="ce106" office:value-type="float" office:value="104.76032020688" calcext:value-type="float">
            <text:p><text:s text:c="3"/>104.76</text:p>
          </table:table-cell>
          <table:table-cell table:style-name="ce106" office:value-type="float" office:value="1202.74647336736" calcext:value-type="float">
            <text:p><text:s text:c="3"/>1,202.75</text:p>
          </table:table-cell>
          <table:table-cell table:style-name="ce110" office:value-type="float" office:value="3.41463968903675" calcext:value-type="float">
            <text:p><text:s/>3.41 </text:p>
          </table:table-cell>
          <table:table-cell table:number-columns-repeated="1012"/>
        </table:table-row>
        <table:table-row table:style-name="ro9">
          <table:table-cell table:style-name="ce79" office:value-type="string" calcext:value-type="string">
            <text:p>南投縣</text:p>
          </table:table-cell>
          <table:table-cell table:style-name="ce89" office:value-type="float" office:value="4106.436" calcext:value-type="float">
            <text:p><text:s text:c="3"/>4,106.4360</text:p>
          </table:table-cell>
          <table:table-cell table:style-name="ce97" office:value-type="float" office:value="13" calcext:value-type="float">
            <text:p><text:s text:c="3"/>13</text:p>
          </table:table-cell>
          <table:table-cell table:style-name="ce103" office:value-type="float" office:value="262" calcext:value-type="float">
            <text:p><text:s text:c="3"/>262</text:p>
          </table:table-cell>
          <table:table-cell table:style-name="ce103" office:value-type="float" office:value="4265" calcext:value-type="float">
            <text:p><text:s text:c="3"/>4,265</text:p>
          </table:table-cell>
          <table:table-cell table:style-name="ce103" office:value-type="float" office:value="176144" calcext:value-type="float">
            <text:p><text:s text:c="3"/>176,144</text:p>
          </table:table-cell>
          <table:table-cell table:style-name="ce105" office:value-type="float" office:value="514836" calcext:value-type="float">
            <text:p><text:s text:c="3"/>514,836</text:p>
          </table:table-cell>
          <table:table-cell table:style-name="ce103" office:value-type="float" office:value="264169" calcext:value-type="float">
            <text:p><text:s text:c="3"/>264,169</text:p>
          </table:table-cell>
          <table:table-cell table:style-name="ce103" office:value-type="float" office:value="250667" calcext:value-type="float">
            <text:p><text:s text:c="3"/>250,667</text:p>
          </table:table-cell>
          <table:table-cell table:style-name="ce106" office:value-type="float" office:value="105.386429007408" calcext:value-type="float">
            <text:p><text:s text:c="3"/>105.39</text:p>
          </table:table-cell>
          <table:table-cell table:style-name="ce106" office:value-type="float" office:value="125.372951143035" calcext:value-type="float">
            <text:p><text:s text:c="3"/>125.37</text:p>
          </table:table-cell>
          <table:table-cell table:style-name="ce110" office:value-type="float" office:value="2.92281315287492" calcext:value-type="float">
            <text:p><text:s/>2.92 </text:p>
          </table:table-cell>
          <table:table-cell table:number-columns-repeated="1012"/>
        </table:table-row>
        <table:table-row table:style-name="ro9">
          <table:table-cell table:style-name="ce79" office:value-type="string" calcext:value-type="string">
            <text:p>雲林縣</text:p>
          </table:table-cell>
          <table:table-cell table:style-name="ce89" office:value-type="float" office:value="1290.8326" calcext:value-type="float">
            <text:p><text:s text:c="3"/>1,290.8326</text:p>
          </table:table-cell>
          <table:table-cell table:style-name="ce97" office:value-type="float" office:value="20" calcext:value-type="float">
            <text:p><text:s text:c="3"/>20</text:p>
          </table:table-cell>
          <table:table-cell table:style-name="ce103" office:value-type="float" office:value="388" calcext:value-type="float">
            <text:p><text:s text:c="3"/>388</text:p>
          </table:table-cell>
          <table:table-cell table:style-name="ce103" office:value-type="float" office:value="6405" calcext:value-type="float">
            <text:p><text:s text:c="3"/>6,405</text:p>
          </table:table-cell>
          <table:table-cell table:style-name="ce103" office:value-type="float" office:value="237637" calcext:value-type="float">
            <text:p><text:s text:c="3"/>237,637</text:p>
          </table:table-cell>
          <table:table-cell table:style-name="ce105" office:value-type="float" office:value="706174" calcext:value-type="float">
            <text:p><text:s text:c="3"/>706,174</text:p>
          </table:table-cell>
          <table:table-cell table:style-name="ce103" office:value-type="float" office:value="367337" calcext:value-type="float">
            <text:p><text:s text:c="3"/>367,337</text:p>
          </table:table-cell>
          <table:table-cell table:style-name="ce103" office:value-type="float" office:value="338837" calcext:value-type="float">
            <text:p><text:s text:c="3"/>338,837</text:p>
          </table:table-cell>
          <table:table-cell table:style-name="ce106" office:value-type="float" office:value="108.411123932746" calcext:value-type="float">
            <text:p><text:s text:c="3"/>108.41</text:p>
          </table:table-cell>
          <table:table-cell table:style-name="ce106" office:value-type="float" office:value="547.068612924712" calcext:value-type="float">
            <text:p><text:s text:c="3"/>547.07</text:p>
          </table:table-cell>
          <table:table-cell table:style-name="ce110" office:value-type="float" office:value="2.97165003766249" calcext:value-type="float">
            <text:p><text:s/>2.97 </text:p>
          </table:table-cell>
          <table:table-cell table:number-columns-repeated="1012"/>
        </table:table-row>
        <table:table-row table:style-name="ro9">
          <table:table-cell table:style-name="ce79" office:value-type="string" calcext:value-type="string">
            <text:p>嘉義縣</text:p>
          </table:table-cell>
          <table:table-cell table:style-name="ce89" office:value-type="float" office:value="1903.6367" calcext:value-type="float">
            <text:p><text:s text:c="3"/>1,903.6367</text:p>
          </table:table-cell>
          <table:table-cell table:style-name="ce97" office:value-type="float" office:value="18" calcext:value-type="float">
            <text:p><text:s text:c="3"/>18</text:p>
          </table:table-cell>
          <table:table-cell table:style-name="ce103" office:value-type="float" office:value="357" calcext:value-type="float">
            <text:p><text:s text:c="3"/>357</text:p>
          </table:table-cell>
          <table:table-cell table:style-name="ce103" office:value-type="float" office:value="5313" calcext:value-type="float">
            <text:p><text:s text:c="3"/>5,313</text:p>
          </table:table-cell>
          <table:table-cell table:style-name="ce103" office:value-type="float" office:value="181216" calcext:value-type="float">
            <text:p><text:s text:c="3"/>181,216</text:p>
          </table:table-cell>
          <table:table-cell table:style-name="ce105" office:value-type="float" office:value="525579" calcext:value-type="float">
            <text:p><text:s text:c="3"/>525,579</text:p>
          </table:table-cell>
          <table:table-cell table:style-name="ce103" office:value-type="float" office:value="273682" calcext:value-type="float">
            <text:p><text:s text:c="3"/>273,682</text:p>
          </table:table-cell>
          <table:table-cell table:style-name="ce103" office:value-type="float" office:value="251897" calcext:value-type="float">
            <text:p><text:s text:c="3"/>251,897</text:p>
          </table:table-cell>
          <table:table-cell table:style-name="ce106" office:value-type="float" office:value="108.648376121986" calcext:value-type="float">
            <text:p><text:s text:c="3"/>108.65</text:p>
          </table:table-cell>
          <table:table-cell table:style-name="ce106" office:value-type="float" office:value="276.092071559663" calcext:value-type="float">
            <text:p><text:s text:c="3"/>276.09</text:p>
          </table:table-cell>
          <table:table-cell table:style-name="ce110" office:value-type="float" office:value="2.90029026134558" calcext:value-type="float">
            <text:p><text:s/>2.90 </text:p>
          </table:table-cell>
          <table:table-cell table:number-columns-repeated="1012"/>
        </table:table-row>
        <table:table-row table:style-name="ro1">
          <table:table-cell table:style-name="ce79" office:value-type="string" calcext:value-type="string">
            <text:p>屏東縣</text:p>
          </table:table-cell>
          <table:table-cell table:style-name="ce89" office:value-type="float" office:value="2775.6003" calcext:value-type="float">
            <text:p><text:s text:c="3"/>2,775.6003</text:p>
          </table:table-cell>
          <table:table-cell table:style-name="ce97" office:value-type="float" office:value="33" calcext:value-type="float">
            <text:p><text:s text:c="3"/>33</text:p>
          </table:table-cell>
          <table:table-cell table:style-name="ce103" office:value-type="float" office:value="464" calcext:value-type="float">
            <text:p><text:s text:c="3"/>464</text:p>
          </table:table-cell>
          <table:table-cell table:style-name="ce103" office:value-type="float" office:value="7433" calcext:value-type="float">
            <text:p><text:s text:c="3"/>7,433</text:p>
          </table:table-cell>
          <table:table-cell table:style-name="ce103" office:value-type="float" office:value="283135" calcext:value-type="float">
            <text:p><text:s text:c="3"/>283,135</text:p>
          </table:table-cell>
          <table:table-cell table:style-name="ce105" office:value-type="float" office:value="848804" calcext:value-type="float">
            <text:p><text:s text:c="3"/>848,804</text:p>
          </table:table-cell>
          <table:table-cell table:style-name="ce103" office:value-type="float" office:value="434958" calcext:value-type="float">
            <text:p><text:s text:c="3"/>434,958</text:p>
          </table:table-cell>
          <table:table-cell table:style-name="ce103" office:value-type="float" office:value="413846" calcext:value-type="float">
            <text:p><text:s text:c="3"/>413,846</text:p>
          </table:table-cell>
          <table:table-cell table:style-name="ce106" office:value-type="float" office:value="105.101414535842" calcext:value-type="float">
            <text:p><text:s text:c="3"/>105.10</text:p>
          </table:table-cell>
          <table:table-cell table:style-name="ce106" office:value-type="float" office:value="305.809161355113" calcext:value-type="float">
            <text:p><text:s text:c="3"/>305.81</text:p>
          </table:table-cell>
          <table:table-cell table:style-name="ce110" office:value-type="float" office:value="2.99787733766578" calcext:value-type="float">
            <text:p><text:s/>3.00 </text:p>
          </table:table-cell>
          <table:table-cell table:number-columns-repeated="1012"/>
        </table:table-row>
        <table:table-row table:style-name="ro9">
          <table:table-cell table:style-name="ce79" office:value-type="string" calcext:value-type="string">
            <text:p>臺東縣</text:p>
          </table:table-cell>
          <table:table-cell table:style-name="ce89" office:value-type="float" office:value="3515.2526" calcext:value-type="float">
            <text:p><text:s text:c="3"/>3,515.2526</text:p>
          </table:table-cell>
          <table:table-cell table:style-name="ce97" office:value-type="float" office:value="16" calcext:value-type="float">
            <text:p><text:s text:c="3"/>16</text:p>
          </table:table-cell>
          <table:table-cell table:style-name="ce103" office:value-type="float" office:value="147" calcext:value-type="float">
            <text:p><text:s text:c="3"/>147</text:p>
          </table:table-cell>
          <table:table-cell table:style-name="ce103" office:value-type="float" office:value="2685" calcext:value-type="float">
            <text:p><text:s text:c="3"/>2,685</text:p>
          </table:table-cell>
          <table:table-cell table:style-name="ce103" office:value-type="float" office:value="82039" calcext:value-type="float">
            <text:p><text:s text:c="3"/>82,039</text:p>
          </table:table-cell>
          <table:table-cell table:style-name="ce105" office:value-type="float" office:value="224719" calcext:value-type="float">
            <text:p><text:s text:c="3"/>224,719</text:p>
          </table:table-cell>
          <table:table-cell table:style-name="ce103" office:value-type="float" office:value="116570" calcext:value-type="float">
            <text:p><text:s text:c="3"/>116,570</text:p>
          </table:table-cell>
          <table:table-cell table:style-name="ce103" office:value-type="float" office:value="108149" calcext:value-type="float">
            <text:p><text:s text:c="3"/>108,149</text:p>
          </table:table-cell>
          <table:table-cell table:style-name="ce106" office:value-type="float" office:value="107.786479764029" calcext:value-type="float">
            <text:p><text:s text:c="3"/>107.79</text:p>
          </table:table-cell>
          <table:table-cell table:style-name="ce106" office:value-type="float" office:value="63.9268426968805" calcext:value-type="float">
            <text:p><text:s text:c="3"/>63.93</text:p>
          </table:table-cell>
          <table:table-cell table:style-name="ce110" office:value-type="float" office:value="2.73917283243335" calcext:value-type="float">
            <text:p><text:s/>2.74 </text:p>
          </table:table-cell>
          <table:table-cell table:number-columns-repeated="1012"/>
        </table:table-row>
        <table:table-row table:style-name="ro9">
          <table:table-cell table:style-name="ce79" office:value-type="string" calcext:value-type="string">
            <text:p>花蓮縣</text:p>
          </table:table-cell>
          <table:table-cell table:style-name="ce89" office:value-type="float" office:value="4628.5714" calcext:value-type="float">
            <text:p><text:s text:c="3"/>4,628.5714</text:p>
          </table:table-cell>
          <table:table-cell table:style-name="ce97" office:value-type="float" office:value="13" calcext:value-type="float">
            <text:p><text:s text:c="3"/>13</text:p>
          </table:table-cell>
          <table:table-cell table:style-name="ce103" office:value-type="float" office:value="177" calcext:value-type="float">
            <text:p><text:s text:c="3"/>177</text:p>
          </table:table-cell>
          <table:table-cell table:style-name="ce103" office:value-type="float" office:value="3572" calcext:value-type="float">
            <text:p><text:s text:c="3"/>3,572</text:p>
          </table:table-cell>
          <table:table-cell table:style-name="ce103" office:value-type="float" office:value="124153" calcext:value-type="float">
            <text:p><text:s text:c="3"/>124,153</text:p>
          </table:table-cell>
          <table:table-cell table:style-name="ce105" office:value-type="float" office:value="333484" calcext:value-type="float">
            <text:p><text:s text:c="3"/>333,484</text:p>
          </table:table-cell>
          <table:table-cell table:style-name="ce103" office:value-type="float" office:value="170419" calcext:value-type="float">
            <text:p><text:s text:c="3"/>170,419</text:p>
          </table:table-cell>
          <table:table-cell table:style-name="ce103" office:value-type="float" office:value="163065" calcext:value-type="float">
            <text:p><text:s text:c="3"/>163,065</text:p>
          </table:table-cell>
          <table:table-cell table:style-name="ce106" office:value-type="float" office:value="104.509858032073" calcext:value-type="float">
            <text:p><text:s text:c="3"/>104.51</text:p>
          </table:table-cell>
          <table:table-cell table:style-name="ce106" office:value-type="float" office:value="72.049012790426" calcext:value-type="float">
            <text:p><text:s text:c="3"/>72.05</text:p>
          </table:table-cell>
          <table:table-cell table:style-name="ce110" office:value-type="float" office:value="2.68607282949264" calcext:value-type="float">
            <text:p><text:s/>2.69 </text:p>
          </table:table-cell>
          <table:table-cell table:number-columns-repeated="1012"/>
        </table:table-row>
        <table:table-row table:style-name="ro9">
          <table:table-cell table:style-name="ce79" office:value-type="string" calcext:value-type="string">
            <text:p>澎湖縣</text:p>
          </table:table-cell>
          <table:table-cell table:style-name="ce89" office:value-type="float" office:value="126.8641" calcext:value-type="float">
            <text:p><text:s text:c="3"/>126.8641</text:p>
          </table:table-cell>
          <table:table-cell table:style-name="ce97" office:value-type="float" office:value="6" calcext:value-type="float">
            <text:p><text:s text:c="3"/>6</text:p>
          </table:table-cell>
          <table:table-cell table:style-name="ce103" office:value-type="float" office:value="96" calcext:value-type="float">
            <text:p><text:s text:c="3"/>96</text:p>
          </table:table-cell>
          <table:table-cell table:style-name="ce103" office:value-type="float" office:value="1389" calcext:value-type="float">
            <text:p><text:s text:c="3"/>1,389</text:p>
          </table:table-cell>
          <table:table-cell table:style-name="ce103" office:value-type="float" office:value="37857" calcext:value-type="float">
            <text:p><text:s text:c="3"/>37,857</text:p>
          </table:table-cell>
          <table:table-cell table:style-name="ce105" office:value-type="float" office:value="101636" calcext:value-type="float">
            <text:p><text:s text:c="3"/>101,636</text:p>
          </table:table-cell>
          <table:table-cell table:style-name="ce103" office:value-type="float" office:value="52327" calcext:value-type="float">
            <text:p><text:s text:c="3"/>52,327</text:p>
          </table:table-cell>
          <table:table-cell table:style-name="ce103" office:value-type="float" office:value="49309" calcext:value-type="float">
            <text:p><text:s text:c="3"/>49,309</text:p>
          </table:table-cell>
          <table:table-cell table:style-name="ce106" office:value-type="float" office:value="106.120586505506" calcext:value-type="float">
            <text:p><text:s text:c="3"/>106.12</text:p>
          </table:table-cell>
          <table:table-cell table:style-name="ce106" office:value-type="float" office:value="801.140748249505" calcext:value-type="float">
            <text:p><text:s text:c="3"/>801.14</text:p>
          </table:table-cell>
          <table:table-cell table:style-name="ce110" office:value-type="float" office:value="2.68473465937607" calcext:value-type="float">
            <text:p><text:s/>2.68 </text:p>
          </table:table-cell>
          <table:table-cell table:number-columns-repeated="1012"/>
        </table:table-row>
        <table:table-row table:style-name="ro1">
          <table:table-cell table:style-name="ce79" office:value-type="string" calcext:value-type="string">
            <text:p>基隆市</text:p>
          </table:table-cell>
          <table:table-cell table:style-name="ce89" office:value-type="float" office:value="132.7589" calcext:value-type="float">
            <text:p><text:s text:c="3"/>132.7589</text:p>
          </table:table-cell>
          <table:table-cell table:style-name="ce97" office:value-type="float" office:value="7" calcext:value-type="float">
            <text:p><text:s text:c="3"/>7</text:p>
          </table:table-cell>
          <table:table-cell table:style-name="ce103" office:value-type="float" office:value="157" calcext:value-type="float">
            <text:p><text:s text:c="3"/>157</text:p>
          </table:table-cell>
          <table:table-cell table:style-name="ce103" office:value-type="float" office:value="3310" calcext:value-type="float">
            <text:p><text:s text:c="3"/>3,310</text:p>
          </table:table-cell>
          <table:table-cell table:style-name="ce103" office:value-type="float" office:value="150552" calcext:value-type="float">
            <text:p><text:s text:c="3"/>150,552</text:p>
          </table:table-cell>
          <table:table-cell table:style-name="ce105" office:value-type="float" office:value="373340" calcext:value-type="float">
            <text:p><text:s text:c="3"/>373,340</text:p>
          </table:table-cell>
          <table:table-cell table:style-name="ce103" office:value-type="float" office:value="187757" calcext:value-type="float">
            <text:p><text:s text:c="3"/>187,757</text:p>
          </table:table-cell>
          <table:table-cell table:style-name="ce103" office:value-type="float" office:value="185583" calcext:value-type="float">
            <text:p><text:s text:c="3"/>185,583</text:p>
          </table:table-cell>
          <table:table-cell table:style-name="ce106" office:value-type="float" office:value="101.171443505062" calcext:value-type="float">
            <text:p><text:s text:c="3"/>101.17</text:p>
          </table:table-cell>
          <table:table-cell table:style-name="ce106" office:value-type="float" office:value="2812.16551206736" calcext:value-type="float">
            <text:p><text:s text:c="3"/>2,812.17</text:p>
          </table:table-cell>
          <table:table-cell table:style-name="ce110" office:value-type="float" office:value="2.47980764121367" calcext:value-type="float">
            <text:p><text:s/>2.48 </text:p>
          </table:table-cell>
          <table:table-cell table:number-columns-repeated="1012"/>
        </table:table-row>
        <table:table-row table:style-name="ro9">
          <table:table-cell table:style-name="ce79" office:value-type="string" calcext:value-type="string">
            <text:p>新竹市</text:p>
          </table:table-cell>
          <table:table-cell table:style-name="ce89" office:value-type="float" office:value="104.1526" calcext:value-type="float">
            <text:p><text:s text:c="3"/>104.1526</text:p>
          </table:table-cell>
          <table:table-cell table:style-name="ce97" office:value-type="float" office:value="3" calcext:value-type="float">
            <text:p><text:s text:c="3"/>3</text:p>
          </table:table-cell>
          <table:table-cell table:style-name="ce103" office:value-type="float" office:value="122" calcext:value-type="float">
            <text:p><text:s text:c="3"/>122</text:p>
          </table:table-cell>
          <table:table-cell table:style-name="ce103" office:value-type="float" office:value="2188" calcext:value-type="float">
            <text:p><text:s text:c="3"/>2,188</text:p>
          </table:table-cell>
          <table:table-cell table:style-name="ce103" office:value-type="float" office:value="154920" calcext:value-type="float">
            <text:p><text:s text:c="3"/>154,920</text:p>
          </table:table-cell>
          <table:table-cell table:style-name="ce105" office:value-type="float" office:value="431601" calcext:value-type="float">
            <text:p><text:s text:c="3"/>431,601</text:p>
          </table:table-cell>
          <table:table-cell table:style-name="ce103" office:value-type="float" office:value="213683" calcext:value-type="float">
            <text:p><text:s text:c="3"/>213,683</text:p>
          </table:table-cell>
          <table:table-cell table:style-name="ce103" office:value-type="float" office:value="217918" calcext:value-type="float">
            <text:p><text:s text:c="3"/>217,918</text:p>
          </table:table-cell>
          <table:table-cell table:style-name="ce106" office:value-type="float" office:value="98.0566084490497" calcext:value-type="float">
            <text:p><text:s text:c="3"/>98.06</text:p>
          </table:table-cell>
          <table:table-cell table:style-name="ce106" office:value-type="float" office:value="4143.92919619865" calcext:value-type="float">
            <text:p><text:s text:c="3"/>4,143.93</text:p>
          </table:table-cell>
          <table:table-cell table:style-name="ce110" office:value-type="float" office:value="2.78596049573974" calcext:value-type="float">
            <text:p><text:s/>2.79 </text:p>
          </table:table-cell>
          <table:table-cell table:number-columns-repeated="1012"/>
        </table:table-row>
        <table:table-row table:style-name="ro9">
          <table:table-cell table:style-name="ce79" office:value-type="string" calcext:value-type="string">
            <text:p>嘉義市</text:p>
          </table:table-cell>
          <table:table-cell table:style-name="ce89" office:value-type="float" office:value="60.0256" calcext:value-type="float">
            <text:p><text:s text:c="3"/>60.0256</text:p>
          </table:table-cell>
          <table:table-cell table:style-name="ce97" office:value-type="float" office:value="2" calcext:value-type="float">
            <text:p><text:s text:c="3"/>2</text:p>
          </table:table-cell>
          <table:table-cell table:style-name="ce103" office:value-type="float" office:value="84" calcext:value-type="float">
            <text:p><text:s text:c="3"/>84</text:p>
          </table:table-cell>
          <table:table-cell table:style-name="ce103" office:value-type="float" office:value="1388" calcext:value-type="float">
            <text:p><text:s text:c="3"/>1,388</text:p>
          </table:table-cell>
          <table:table-cell table:style-name="ce103" office:value-type="float" office:value="98207" calcext:value-type="float">
            <text:p><text:s text:c="3"/>98,207</text:p>
          </table:table-cell>
          <table:table-cell table:style-name="ce105" office:value-type="float" office:value="270858" calcext:value-type="float">
            <text:p><text:s text:c="3"/>270,858</text:p>
          </table:table-cell>
          <table:table-cell table:style-name="ce103" office:value-type="float" office:value="132433" calcext:value-type="float">
            <text:p><text:s text:c="3"/>132,433</text:p>
          </table:table-cell>
          <table:table-cell table:style-name="ce103" office:value-type="float" office:value="138425" calcext:value-type="float">
            <text:p><text:s text:c="3"/>138,425</text:p>
          </table:table-cell>
          <table:table-cell table:style-name="ce106" office:value-type="float" office:value="95.6713021491782" calcext:value-type="float">
            <text:p><text:s text:c="3"/>95.67</text:p>
          </table:table-cell>
          <table:table-cell table:style-name="ce106" office:value-type="float" office:value="4512.37472011942" calcext:value-type="float">
            <text:p><text:s text:c="3"/>4,512.37</text:p>
          </table:table-cell>
          <table:table-cell table:style-name="ce110" office:value-type="float" office:value="2.75803150488254" calcext:value-type="float">
            <text:p><text:s/>2.76 </text:p>
          </table:table-cell>
          <table:table-cell table:number-columns-repeated="1012"/>
        </table:table-row>
        <table:table-row table:style-name="ro6">
          <table:table-cell table:style-name="ce78" office:value-type="string" calcext:value-type="string">
            <text:p>福建省</text:p>
          </table:table-cell>
          <table:table-cell table:style-name="ce88" office:value-type="float" office:value="180.456" calcext:value-type="float">
            <text:p><text:s text:c="3"/>180.4560</text:p>
          </table:table-cell>
          <table:table-cell table:style-name="ce96" office:value-type="float" office:value="10" calcext:value-type="float">
            <text:p><text:s text:c="3"/>10</text:p>
          </table:table-cell>
          <table:table-cell table:style-name="ce102" office:value-type="float" office:value="59" calcext:value-type="float">
            <text:p><text:s text:c="3"/>59</text:p>
          </table:table-cell>
          <table:table-cell table:style-name="ce102" office:value-type="float" office:value="902" calcext:value-type="float">
            <text:p><text:s text:c="3"/>902</text:p>
          </table:table-cell>
          <table:table-cell table:style-name="ce102" office:value-type="float" office:value="39952" calcext:value-type="float">
            <text:p><text:s text:c="3"/>39,952</text:p>
          </table:table-cell>
          <table:table-cell table:style-name="ce29" office:value-type="float" office:value="139492" calcext:value-type="float">
            <text:p><text:s text:c="3"/>139,492</text:p>
          </table:table-cell>
          <table:table-cell table:style-name="ce102" office:value-type="float" office:value="70843" calcext:value-type="float">
            <text:p><text:s text:c="3"/>70,843</text:p>
          </table:table-cell>
          <table:table-cell table:style-name="ce102" office:value-type="float" office:value="68649" calcext:value-type="float">
            <text:p><text:s text:c="3"/>68,649</text:p>
          </table:table-cell>
          <table:table-cell table:style-name="ce51" office:value-type="float" office:value="103.195967894653" calcext:value-type="float">
            <text:p><text:s text:c="3"/>103.20</text:p>
          </table:table-cell>
          <table:table-cell table:style-name="ce51" office:value-type="float" office:value="772.997295739682" calcext:value-type="float">
            <text:p><text:s text:c="3"/>773.00</text:p>
          </table:table-cell>
          <table:table-cell table:style-name="ce109" office:value-type="float" office:value="3.49148978774529" calcext:value-type="float">
            <text:p><text:s/>3.49 </text:p>
          </table:table-cell>
          <table:table-cell table:number-columns-repeated="1012"/>
        </table:table-row>
        <table:table-row table:style-name="ro9">
          <table:table-cell table:style-name="ce79" office:value-type="string" calcext:value-type="string">
            <text:p>金門縣</text:p>
          </table:table-cell>
          <table:table-cell table:style-name="ce89" office:value-type="float" office:value="151.656" calcext:value-type="float">
            <text:p><text:s text:c="3"/>151.6560</text:p>
          </table:table-cell>
          <table:table-cell table:style-name="ce97" office:value-type="float" office:value="6" calcext:value-type="float">
            <text:p><text:s text:c="3"/>6</text:p>
          </table:table-cell>
          <table:table-cell table:style-name="ce103" office:value-type="float" office:value="37" calcext:value-type="float">
            <text:p><text:s text:c="3"/>37</text:p>
          </table:table-cell>
          <table:table-cell table:style-name="ce103" office:value-type="float" office:value="765" calcext:value-type="float">
            <text:p><text:s text:c="3"/>765</text:p>
          </table:table-cell>
          <table:table-cell table:style-name="ce103" office:value-type="float" office:value="37491" calcext:value-type="float">
            <text:p><text:s text:c="3"/>37,491</text:p>
          </table:table-cell>
          <table:table-cell table:style-name="ce105" office:value-type="float" office:value="126964" calcext:value-type="float">
            <text:p><text:s text:c="3"/>126,964</text:p>
          </table:table-cell>
          <table:table-cell table:style-name="ce103" office:value-type="float" office:value="63681" calcext:value-type="float">
            <text:p><text:s text:c="3"/>63,681</text:p>
          </table:table-cell>
          <table:table-cell table:style-name="ce103" office:value-type="float" office:value="63283" calcext:value-type="float">
            <text:p><text:s text:c="3"/>63,283</text:p>
          </table:table-cell>
          <table:table-cell table:style-name="ce106" office:value-type="float" office:value="100.628920879225" calcext:value-type="float">
            <text:p><text:s text:c="3"/>100.63</text:p>
          </table:table-cell>
          <table:table-cell table:style-name="ce106" office:value-type="float" office:value="837.184153610803" calcext:value-type="float">
            <text:p><text:s text:c="3"/>837.18</text:p>
          </table:table-cell>
          <table:table-cell table:style-name="ce110" office:value-type="float" office:value="3.38651943133019" calcext:value-type="float">
            <text:p><text:s/>3.39 </text:p>
          </table:table-cell>
          <table:table-cell table:number-columns-repeated="1012"/>
        </table:table-row>
        <table:table-row table:style-name="ro9">
          <table:table-cell table:style-name="ce79" office:value-type="string" calcext:value-type="string">
            <text:p>連江縣</text:p>
          </table:table-cell>
          <table:table-cell table:style-name="ce89" office:value-type="float" office:value="28.8" calcext:value-type="float">
            <text:p><text:s text:c="3"/>28.8000</text:p>
          </table:table-cell>
          <table:table-cell table:style-name="ce97" office:value-type="float" office:value="4" calcext:value-type="float">
            <text:p><text:s text:c="3"/>4</text:p>
          </table:table-cell>
          <table:table-cell table:style-name="ce103" office:value-type="float" office:value="22" calcext:value-type="float">
            <text:p><text:s text:c="3"/>22</text:p>
          </table:table-cell>
          <table:table-cell table:style-name="ce103" office:value-type="float" office:value="137" calcext:value-type="float">
            <text:p><text:s text:c="3"/>137</text:p>
          </table:table-cell>
          <table:table-cell table:style-name="ce103" office:value-type="float" office:value="2461" calcext:value-type="float">
            <text:p><text:s text:c="3"/>2,461</text:p>
          </table:table-cell>
          <table:table-cell table:style-name="ce105" office:value-type="float" office:value="12528" calcext:value-type="float">
            <text:p><text:s text:c="3"/>12,528</text:p>
          </table:table-cell>
          <table:table-cell table:style-name="ce103" office:value-type="float" office:value="7162" calcext:value-type="float">
            <text:p><text:s text:c="3"/>7,162</text:p>
          </table:table-cell>
          <table:table-cell table:style-name="ce103" office:value-type="float" office:value="5366" calcext:value-type="float">
            <text:p><text:s text:c="3"/>5,366</text:p>
          </table:table-cell>
          <table:table-cell table:style-name="ce106" office:value-type="float" office:value="133.469996272829" calcext:value-type="float">
            <text:p><text:s text:c="3"/>133.47</text:p>
          </table:table-cell>
          <table:table-cell table:style-name="ce106" office:value-type="float" office:value="435" calcext:value-type="float">
            <text:p><text:s text:c="3"/>435.00</text:p>
          </table:table-cell>
          <table:table-cell table:style-name="ce110" office:value-type="float" office:value="5.09061357171881" calcext:value-type="float">
            <text:p><text:s/>5.09 </text:p>
          </table:table-cell>
          <table:table-cell table:number-columns-repeated="1012"/>
        </table:table-row>
        <table:table-row table:style-name="ro21">
          <table:table-cell table:style-name="ce80" office:value-type="string" calcext:value-type="string">
            <text:p>東沙群島</text:p>
          </table:table-cell>
          <table:table-cell table:style-name="ce90" office:value-type="float" office:value="2.38" calcext:value-type="float">
            <text:p><text:s text:c="3"/>2.3800</text:p>
          </table:table-cell>
          <table:table-cell table:style-name="ce98" office:value-type="float" office:value="0" calcext:value-type="float">
            <text:p>— </text:p>
          </table:table-cell>
          <table:table-cell table:number-columns-repeated="8" table:style-name="ce99" office:value-type="float" office:value="0" calcext:value-type="float">
            <text:p>— </text:p>
          </table:table-cell>
          <table:table-cell table:style-name="ce111" office:value-type="float" office:value="0" calcext:value-type="float">
            <text:p>— </text:p>
          </table:table-cell>
          <table:table-cell table:number-columns-repeated="1012"/>
        </table:table-row>
        <table:table-row table:style-name="ro9">
          <table:table-cell table:style-name="ce80" office:value-type="string" calcext:value-type="string">
            <text:p>南沙群島</text:p>
          </table:table-cell>
          <table:table-cell table:style-name="ce90" office:value-type="float" office:value="0.4896" calcext:value-type="float">
            <text:p><text:s text:c="3"/>0.4896</text:p>
          </table:table-cell>
          <table:table-cell table:number-columns-repeated="9" table:style-name="ce99" office:value-type="float" office:value="0" calcext:value-type="float">
            <text:p>— </text:p>
          </table:table-cell>
          <table:table-cell table:style-name="ce111" office:value-type="float" office:value="0" calcext:value-type="float">
            <text:p>— </text:p>
          </table:table-cell>
          <table:table-cell table:number-columns-repeated="1012"/>
        </table:table-row>
        <table:table-row table:style-name="ro22">
          <table:table-cell table:style-name="ce81"/>
          <table:table-cell table:style-name="ce91"/>
          <table:table-cell table:style-name="ce100" table:number-columns-repeated="7"/>
          <table:table-cell table:style-name="ce107" table:number-columns-repeated="2"/>
          <table:table-cell table:style-name="ce112"/>
          <table:table-cell table:style-name="ce114" table:number-columns-repeated="244"/>
          <table:table-cell table:style-name="ce116" table:number-columns-repeated="768"/>
        </table:table-row>
        <table:table-row table:style-name="ro9">
          <table:table-cell table:style-name="ce82"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92"/>
          <table:table-cell table:style-name="ce101"/>
          <table:table-cell table:style-name="ce35" table:number-columns-repeated="5"/>
          <table:table-cell/>
          <table:table-cell table:style-name="ce57"/>
          <table:table-cell table:style-name="ce61"/>
          <table:table-cell table:style-name="ce113" office:value-type="string" calcext:value-type="string">
            <text:p>內政部戶政司 民國103年12月4日編製</text:p>
          </table:table-cell>
          <table:table-cell table:style-name="ce115"/>
          <table:table-cell table:style-name="ce114" table:number-columns-repeated="1011"/>
        </table:table-row>
        <table:table-row table:style-name="ro17">
          <table:table-cell table:style-name="ce82" office:value-type="string" calcext:value-type="string">
            <text:p>　 <text:span text:style-name="T1">  　    原金門縣烏坵鄉面積，因重測由2.6平方公里修正為1.2平方公里。</text:span></text:p>
          </table:table-cell>
          <table:table-cell table:number-columns-repeated="1023"/>
        </table:table-row>
        <table:table-row table:style-name="ro11">
          <table:table-cell table:style-name="ce83" office:value-type="string" calcext:value-type="string">
            <text:p>           2.100<text:span text:style-name="T1">年</text:span><text:span text:style-name="T7">9</text:span><text:span text:style-name="T5">月起高雄市小港區因配合高雄港洲際貨櫃中心第一期工程計畫填築用地擴大為</text:span><text:span text:style-name="T7">41.2061</text:span><text:span text:style-name="T5">平方公里，增加</text:span><text:span text:style-name="T7">1.3489</text:span><text:span text:style-name="T5">平方公里。</text:span></text:p>
          </table:table-cell>
          <table:table-cell table:number-columns-repeated="1023"/>
        </table:table-row>
        <table:table-row table:style-name="ro11">
          <table:table-cell table:style-name="ce83" office:value-type="string" calcext:value-type="string">
            <text:p>           3.<text:span text:style-name="T1">本表村里數及鄰數係指設有戶籍之戶籍登記資料，非行政區域資料。</text:span></text:p>
          </table:table-cell>
          <table:table-cell table:number-columns-repeated="1023"/>
        </table:table-row>
        <table:table-row table:style-name="ro17" table:number-rows-repeated="1048539">
          <table:table-cell table:number-columns-repeated="1024"/>
        </table:table-row>
        <table:table-row table:style-name="ro17">
          <table:table-cell table:number-columns-repeated="1024"/>
        </table:table-row>
      </table:table>
      <table:named-expressions>
        <table:named-expression table:name="Excel_BuiltIn_Print_Area" table:base-cell-address="$年月別.$A$1" table:expression="['file:///D:/Documents%20and%20Settings/Administrator/%E6%A1%8C%E9%9D%A2/%E8%8B%97%E6%A0%97.xls'#$''.$V$7:.$AW$43]"/>
        <table:named-expression table:name="NAME" table:base-cell-address="$年月別.$A$1" table:expression="['file:///D:/Documents%20and%20Settings/Administrator/%E6%A1%8C%E9%9D%A2/%E8%8B%97%E6%A0%97.xls'#$''.$BZ$11:.$CA$39]"/>
        <table:named-expression table:name="PRINT_AREA_MI" table:base-cell-address="$年月別.$A$1" table:expression="['file:///D:/Documents%20and%20Settings/Administrator/%E6%A1%8C%E9%9D%A2/%E8%8B%97%E6%A0%97.xls'#$''.$V$7:.$AW$43]"/>
        <table:named-expression table:name="P_1" table:base-cell-address="$年月別.$A$1" table:expression="['file:///D:/Documents%20and%20Settings/Administrator/%E6%A1%8C%E9%9D%A2/%E8%8B%97%E6%A0%97.xls'#$''.$A$7:.$U$40]"/>
        <table:named-expression table:name="P_11" table:base-cell-address="$年月別.$A$1" table:expression="['file:///D:/Documents%20and%20Settings/Administrator/%E6%A1%8C%E9%9D%A2/%E8%8B%97%E6%A0%97.xls'#$''.$A$87:.$M$119]"/>
        <table:named-expression table:name="P_2" table:base-cell-address="$年月別.$A$1" table:expression="['file:///D:/Documents%20and%20Settings/Administrator/%E6%A1%8C%E9%9D%A2/%E8%8B%97%E6%A0%97.xls'#$''.$V$7:.$AW$43]"/>
        <table:named-expression table:name="_a" table:base-cell-address="$年月別.$A$1" table:expression="['file:///D:/Documents%20and%20Settings/Administrator/%E6%A1%8C%E9%9D%A2/%E8%8B%97%E6%A0%97.xls'#$''.$B$80]"/>
        <table:named-expression table:name="_b" table:base-cell-address="$年月別.$A$1" table:expression="['file:///D:/Documents%20and%20Settings/Administrator/%E6%A1%8C%E9%9D%A2/%E8%8B%97%E6%A0%97.xls'#$''.$B$40]"/>
        <table:named-range table:name="_Fill" table:base-cell-address="$年月別.$A$1" table:cell-range-address="#REF!"/>
        <table:named-range table:name="出生" table:base-cell-address="$年月別.$A$1" table:cell-range-address="#REF!"/>
        <table:named-range table:name="月底人口數" table:base-cell-address="$年月別.$A$1" table:cell-range-address="#REF!"/>
        <table:named-range table:name="死亡" table:base-cell-address="$年月別.$A$1" table:cell-range-address="#REF!"/>
        <table:named-range table:name="結婚" table:base-cell-address="$年月別.$A$1" table:cell-range-address="#REF!"/>
        <table:named-range table:name="鄰數戶數" table:base-cell-address="$年月別.$A$1" table:cell-range-address="#REF!"/>
        <table:named-range table:name="離婚" table:base-cell-address="$年月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 </loext:text>
      <loext:fill-character> </loext:fill-character>
      <number:text>(</number:text>
      <number:number number:decimal-places="0" loext:min-decimal-places="0" number:min-integer-digits="1" number:grouping="true"/>
      <number:text>)</number:text>
    </number:number-style>
    <number:number-style style:name="N157P2" style:volatile="true">
      <loext:text> </loext:text>
      <loext:fill-character> </loext: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8P0" style:volatile="true">
      <number:number number:decimal-places="0" loext:min-decimal-places="0" number:min-integer-digits="1" number:grouping="true"/>
      <number:text> </number:text>
    </number:number-style>
    <number:number-style style:name="N158P1" style:volatile="true">
      <number:text>-</number:text>
      <number:number number:decimal-places="0" loext:min-decimal-places="0" number:min-integer-digits="1" number:grouping="true"/>
      <number:text> </number:text>
    </number:number-style>
    <number:number-style style:name="N158">
      <number:text>－ </number:text>
      <style:map style:condition="value()&gt;0" style:apply-style-name="N158P0"/>
      <style:map style:condition="value()&lt;0" style:apply-style-name="N158P1"/>
    </number:number-style>
    <number:number-style style:name="N159">
      <number:number number:min-integer-digits="1"/>
      <number:text> </number:text>
    </number:number-style>
    <number:number-style style:name="N160P0" style:volatile="true">
      <loext:text>   </loext:text>
      <loext:fill-character> </loext:fill-character>
      <number:number number:decimal-places="0" loext:min-decimal-places="0" number:min-integer-digits="1" number:grouping="true"/>
    </number:number-style>
    <number:number-style style:name="N160P1" style:volatile="true">
      <loext:text>－</loext:text>
      <loext:fill-character> </loext:fill-character>
      <number:number number:decimal-places="0" loext:min-decimal-places="0" number:min-integer-digits="1" number:grouping="true"/>
    </number:number-style>
    <number:number-style style:name="N160">
      <number:text>—</number:text>
      <style:map style:condition="value()&gt;0" style:apply-style-name="N160P0"/>
      <style:map style:condition="value()&lt;0" style:apply-style-name="N160P1"/>
    </number:number-style>
    <number:number-style style:name="N161P0" style:volatile="true">
      <loext:text>   </loext:text>
      <loext:fill-character> </loext:fill-character>
      <number:number number:decimal-places="2" loext:min-decimal-places="2" number:min-integer-digits="1" number:grouping="true"/>
    </number:number-style>
    <number:number-style style:name="N161P1" style:volatile="true">
      <loext:text>－</loext:text>
      <loext:fill-character> </loext:fill-character>
      <number:number number:decimal-places="2" loext:min-decimal-places="2"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loext:fill-character> </loext:fill-character>
      <number:number number:decimal-places="0" loext:min-decimal-places="0" number:min-integer-digits="1" number:grouping="true"/>
    </number:number-style>
    <number:number-style style:name="N162P1" style:volatile="true">
      <loext:text>－</loext:text>
      <loext:fill-character> </loext:fill-character>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loext:text>   </loext:text>
      <loext:fill-character> </loext:fill-character>
      <number:number number:decimal-places="2" loext:min-decimal-places="2" number:min-integer-digits="1" number:grouping="true"/>
    </number:number-style>
    <number:number-style style:name="N163P1" style:volatile="true">
      <loext:text>     －</loext:text>
      <loext:fill-character> </loext:fill-character>
      <number:number number:decimal-places="2" loext:min-decimal-places="2" number:min-integer-digits="1" number:grouping="true"/>
    </number:number-style>
    <number:number-style style:name="N163">
      <number:text>0.00</number:text>
      <style:map style:condition="value()&gt;0" style:apply-style-name="N163P0"/>
      <style:map style:condition="value()&lt;0" style:apply-style-name="N163P1"/>
    </number:number-style>
    <number:number-style style:name="N164P0" style:volatile="true">
      <number:number number:decimal-places="2" loext:min-decimal-places="2" number:min-integer-digits="1" number:grouping="true"/>
    </number:number-style>
    <number:number-style style:name="N164P1" style:volatile="true">
      <number:text>－   </number:text>
      <number:number number:decimal-places="2" loext:min-decimal-places="2"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4" loext:min-decimal-places="4" number:min-integer-digits="1" number:grouping="true"/>
    </number:number-style>
    <number:number-style style:name="N165P1" style:volatile="true">
      <loext:text>－</loext:text>
      <loext:fill-character> </loext:fill-character>
      <number:number number:decimal-places="4" loext:min-decimal-places="4"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number:number number:decimal-places="2" loext:min-decimal-places="2" number:min-integer-digits="1" number:grouping="true"/>
    </number:number-style>
    <number:number-style style:name="N166P1" style:volatile="true">
      <number:text>－   </number:text>
      <number:number number:decimal-places="2" loext:min-decimal-places="2" number:min-integer-digits="1" number:grouping="true"/>
    </number:number-style>
    <number:number-style style:name="N166">
      <number:text>0.00</number:text>
      <style:map style:condition="value()&gt;0" style:apply-style-name="N166P0"/>
      <style:map style:condition="value()&lt;0" style:apply-style-name="N166P1"/>
    </number:number-style>
    <number:number-style style:name="N167P0" style:volatile="true">
      <number:text> </number:text>
      <number:number number:decimal-places="2" loext:min-decimal-places="2" number:min-integer-digits="1" number:grouping="true"/>
    </number:number-style>
    <number:number-style style:name="N167P1" style:volatile="true">
      <loext:text>   －</loext:text>
      <loext:fill-character> </loext:fill-character>
      <number:number number:decimal-places="2" loext:min-decimal-places="2" number:min-integer-digits="1" number:grouping="true"/>
    </number:number-style>
    <number:number-style style:name="N167">
      <number:text>－</number:text>
      <style:map style:condition="value()&gt;0" style:apply-style-name="N167P0"/>
      <style:map style:condition="value()&lt;0" style:apply-style-name="N167P1"/>
    </number:number-style>
    <number:number-style style:name="N168P0" style:volatile="true">
      <number:number number:decimal-places="0" loext:min-decimal-places="0" number:min-integer-digits="1" number:grouping="true"/>
      <number:text> </number:text>
    </number:number-style>
    <number:number-style style:name="N168P1" style:volatile="true">
      <number:text>–</number:text>
      <number:number number:decimal-places="0" loext:min-decimal-places="0" number:min-integer-digits="1" number:grouping="true"/>
      <number:text> </number:text>
    </number:number-style>
    <number:number-style style:name="N168">
      <number:text>— </number:text>
      <style:map style:condition="value()&gt;0" style:apply-style-name="N168P0"/>
      <style:map style:condition="value()&lt;0" style:apply-style-name="N168P1"/>
    </number:number-style>
    <number:number-style style:name="N169P0" style:volatile="true">
      <number:number number:decimal-places="0" loext:min-decimal-places="0" number:min-integer-digits="1" number:grouping="true"/>
      <number:text> </number:text>
    </number:number-style>
    <number:number-style style:name="N169P1" style:volatile="true">
      <number:number number:decimal-places="0" loext:min-decimal-places="0" number:min-integer-digits="1" number:grouping="true"/>
      <number:text> </number:text>
    </number:number-style>
    <number:number-style style:name="N169">
      <number:text>— </number:text>
      <style:map style:condition="value()&gt;0" style:apply-style-name="N169P0"/>
      <style:map style:condition="value()&lt;0" style:apply-style-name="N169P1"/>
    </number:number-style>
    <number:number-style style:name="N170P0" style:volatile="true">
      <loext:fill-character> </loext:fill-character>
      <number:number number:decimal-places="0" loext:min-decimal-places="0" number:min-integer-digits="1" number:grouping="true"/>
    </number:number-style>
    <number:number-style style:name="N170P1" style:volatile="true">
      <loext:fill-character> </loext:fill-character>
      <number:number number:decimal-places="0" loext:min-decimal-places="0" number:min-integer-digits="1" number:grouping="true"/>
    </number:number-style>
    <number:number-style style:name="N170">
      <number:text>-</number:text>
      <style:map style:condition="value()&gt;0" style:apply-style-name="N170P0"/>
      <style:map style:condition="value()&lt;0" style:apply-style-name="N170P1"/>
    </number:number-style>
    <number:number-style style:name="N171P0" style:volatile="true">
      <loext:fill-character> </loext:fill-character>
      <number:number number:decimal-places="0" loext:min-decimal-places="0" number:min-integer-digits="1" number:grouping="true"/>
    </number:number-style>
    <number:number-style style:name="N171P1" style:volatile="true">
      <loext:text>       －</loext:text>
      <loext:fill-character> </loext:fill-character>
      <number:number number:decimal-places="0" loext:min-decimal-places="0" number:min-integer-digits="1" number:grouping="true"/>
    </number:number-style>
    <number:number-style style:name="N171">
      <number:text>－</number:text>
      <style:map style:condition="value()&gt;0" style:apply-style-name="N171P0"/>
      <style:map style:condition="value()&lt;0" style:apply-style-name="N171P1"/>
    </number:number-style>
    <number:number-style style:name="N172P0" style:volatile="true">
      <number:text>    </number:text>
      <number:number number:decimal-places="2" loext:min-decimal-places="2" number:min-integer-digits="1" number:grouping="true"/>
    </number:number-style>
    <number:number-style style:name="N172P1" style:volatile="true">
      <number:text>－   </number:text>
      <number:number number:decimal-places="2" loext:min-decimal-places="2" number:min-integer-digits="1" number:grouping="true"/>
    </number:number-style>
    <number:number-style style:name="N172">
      <number:text>—</number:text>
      <style:map style:condition="value()&gt;0" style:apply-style-name="N172P0"/>
      <style:map style:condition="value()&lt;0" style:apply-style-name="N172P1"/>
    </number:number-style>
    <number:number-style style:name="N173">
      <number:number number:decimal-places="2" loext:min-decimal-places="2" number:min-integer-digits="1"/>
      <number:text> </number:text>
    </number:number-style>
    <number:number-style style:name="N174P0" style:volatile="true">
      <loext:fill-character> </loext:fill-character>
      <number:number number:decimal-places="0" loext:min-decimal-places="0" number:min-integer-digits="1" number:grouping="true"/>
    </number:number-style>
    <number:number-style style:name="N174P1" style:volatile="true">
      <loext:text>    －</loext:text>
      <loext:fill-character> </loext:fill-character>
      <number:number number:decimal-places="0" loext:min-decimal-places="0"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number:text>$</number:text>
      <number:number number:decimal-places="0" loext:min-decimal-places="0" number:min-integer-digits="1" number:grouping="true"/>
      <number:text> </number:text>
    </number:number-style>
    <number:number-style style:name="N175">
      <number:text>($</number:text>
      <number:number number:decimal-places="0" loext:min-decimal-places="0" number:min-integer-digits="1" number:grouping="true"/>
      <number:text>)</number:text>
      <style:map style:condition="value()&gt;=0" style:apply-style-name="N175P0"/>
    </number:number-style>
    <number:number-style style:name="N176P0" style:volatile="true">
      <number:text>$</number:text>
      <number:number number:decimal-places="0" loext:min-decimal-places="0" number:min-integer-digits="1" number:grouping="true"/>
      <number:text> </number:text>
    </number:number-style>
    <number:number-style style:name="N176">
      <style:text-properties fo:color="#ff0000"/>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2" loext:min-decimal-places="2" number:min-integer-digits="1" number:grouping="true"/>
      <number:text> </number:text>
    </number:number-style>
    <number:number-style style:name="N177">
      <number:text>($</number:text>
      <number:number number:decimal-places="2" loext:min-decimal-places="2" number:min-integer-digits="1" number:grouping="true"/>
      <number:text>)</number:text>
      <style:map style:condition="value()&gt;=0" style:apply-style-name="N177P0"/>
    </number:number-style>
    <number:number-style style:name="N178P0" style:volatile="true">
      <number:text>$</number:text>
      <number:number number:decimal-places="2" loext:min-decimal-places="2" number:min-integer-digits="1" number:grouping="true"/>
      <number:text> </number:text>
    </number:number-style>
    <number:number-style style:name="N178">
      <style:text-properties fo:color="#ff0000"/>
      <number:text>($</number:text>
      <number:number number:decimal-places="2" loext:min-decimal-places="2" number:min-integer-digits="1" number:grouping="true"/>
      <number:text>)</number:text>
      <style:map style:condition="value()&gt;=0" style:apply-style-name="N178P0"/>
    </number:number-style>
    <number:number-style style:name="N179P0" style:volatile="true">
      <loext:text> $</loext:text>
      <loext:fill-character> </loext:fill-character>
      <number:number number:decimal-places="0" loext:min-decimal-places="0" number:min-integer-digits="1" number:grouping="true"/>
      <number:text> </number:text>
    </number:number-style>
    <number:number-style style:name="N179P1" style:volatile="true">
      <loext:text> $</loext:text>
      <loext:fill-character> </loext:fill-character>
      <number:text>(</number:text>
      <number:number number:decimal-places="0" loext:min-decimal-places="0" number:min-integer-digits="1" number:grouping="true"/>
      <number:text>)</number:text>
    </number:number-style>
    <number:number-style style:name="N179P2" style:volatile="true">
      <loext:text> $</loext:text>
      <loext:fill-character> </loext:fill-character>
      <number:text>-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number:text>
      <number:number number:decimal-places="0" loext:min-decimal-places="0" number:min-integer-digits="0"/>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 </number:text>
      <number:text-content/>
      <number:text> </number:text>
      <style:map style:condition="value()&gt;0" style:apply-style-name="N181P0"/>
      <style:map style:condition="value()&lt;0" style:apply-style-name="N181P1"/>
      <style:map style:condition="value()=0" style:apply-style-name="N181P2"/>
    </number:text-style>
    <number:number-style style:name="N182">
      <number:number number:decimal-places="2" loext:min-decimal-places="2" number:min-integer-digits="1"/>
      <number:text> </number:text>
    </number:number-style>
    <number:number-style style:name="N183P0" style:volatile="true">
      <number:number number:decimal-places="1" loext:min-decimal-places="1" number:min-integer-digits="1" number:grouping="true"/>
      <number:text> </number:text>
    </number:number-style>
    <number:number-style style:name="N183">
      <number:text>(</number:text>
      <number:number number:decimal-places="1" loext:min-decimal-places="1" number:min-integer-digits="1" number:grouping="true"/>
      <number:text>)</number:text>
      <style:map style:condition="value()&gt;=0" style:apply-style-name="N183P0"/>
    </number:number-style>
    <number:number-style style:name="N184P0" style:volatile="true">
      <loext:text> </loext:text>
      <loext:fill-character> </loext:fill-character>
      <number:number number:decimal-places="2" loext:min-decimal-places="2" number:min-integer-digits="1" number:grouping="true"/>
      <number:text> </number:text>
    </number:number-style>
    <number:number-style style:name="N184P1" style:volatile="true">
      <loext:text> </loext:text>
      <loext:fill-character> </loext:fill-character>
      <number:text>(</number:text>
      <number:number number:decimal-places="2" loext:min-decimal-places="2" number:min-integer-digits="1" number:grouping="true"/>
      <number:text>)</number:text>
    </number:number-style>
    <number:number-style style:name="N184P2" style:volatile="true">
      <loext:text> </loext:text>
      <loext:fill-character> </loext:fill-character>
      <number:text>- </number:text>
    </number:number-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number-style style:name="N185P0" style:volatile="true">
      <number:number number:decimal-places="4" loext:min-decimal-places="4" number:min-integer-digits="1" number:grouping="true"/>
      <number:text> </number:text>
    </number:number-style>
    <number:number-style style:name="N185">
      <number:text>(</number:text>
      <number:number number:decimal-places="4" loext:min-decimal-places="4" number:min-integer-digits="1" number:grouping="true"/>
      <number:text>)</number:text>
      <style:map style:condition="value()&gt;=0" style:apply-style-name="N185P0"/>
    </number:number-style>
    <number:number-style style:name="N186P0" style:volatile="true">
      <number:text> </number:text>
      <number:number number:decimal-places="2" loext:min-decimal-places="2" number:min-integer-digits="1" number:grouping="true"/>
      <number:text> </number:text>
    </number:number-style>
    <number:number-style style:name="N186P1" style:volatile="true">
      <number:text>—</number:text>
      <number:number number:decimal-places="2" loext:min-decimal-places="2" number:min-integer-digits="1" number:grouping="true"/>
      <number:text> </number:text>
    </number:number-style>
    <number:number-style style:name="N186">
      <number:text>— </number:text>
      <style:map style:condition="value()&gt;0" style:apply-style-name="N186P0"/>
      <style:map style:condition="value()&lt;0" style:apply-style-name="N186P1"/>
    </number:number-style>
    <number:number-style style:name="N187P0" style:volatile="true">
      <number:text> </number:text>
      <number:number number:decimal-places="0" loext:min-decimal-places="0" number:min-integer-digits="1" number:grouping="true"/>
      <number:text> </number:text>
    </number:number-style>
    <number:number-style style:name="N187P1" style:volatile="true">
      <number:text>—  </number:text>
      <number:number number:decimal-places="0" loext:min-decimal-places="0" number:min-integer-digits="1" number:grouping="true"/>
      <number:text> </number:text>
    </number:number-style>
    <number:number-style style:name="N187">
      <number:text>— </number:text>
      <style:map style:condition="value()&gt;0" style:apply-style-name="N187P0"/>
      <style:map style:condition="value()&lt;0" style:apply-style-name="N187P1"/>
    </number:number-style>
    <number:number-style style:name="N188P0" style:volatile="true">
      <loext:text>   </loext:text>
      <loext:fill-character> </loext:fill-character>
      <number:number number:decimal-places="0" loext:min-decimal-places="0" number:min-integer-digits="1" number:grouping="true"/>
    </number:number-style>
    <number:number-style style:name="N188P1" style:volatile="true">
      <loext:text>  －</loext:text>
      <loext:fill-character> </loext:fill-character>
      <number:number number:decimal-places="0" loext:min-decimal-places="0" number:min-integer-digits="1" number:grouping="true"/>
    </number:number-style>
    <number:number-style style:name="N188">
      <loext:text> </loext:text>
      <loext:fill-character> </loext:fill-character>
      <number:text>— </number:text>
      <style:map style:condition="value()&gt;0" style:apply-style-name="N188P0"/>
      <style:map style:condition="value()&lt;0" style:apply-style-name="N188P1"/>
    </number:number-style>
    <number:number-style style:name="N189P0" style:volatile="true">
      <loext:text>   </loext:text>
      <loext:fill-character> </loext:fill-character>
      <number:number number:decimal-places="2" loext:min-decimal-places="2" number:min-integer-digits="1" number:grouping="true"/>
    </number:number-style>
    <number:number-style style:name="N189P1" style:volatile="true">
      <loext:text>  －</loext:text>
      <loext:fill-character> </loext:fill-character>
      <number:number number:decimal-places="2" loext:min-decimal-places="2" number:min-integer-digits="1" number:grouping="true"/>
    </number:number-style>
    <number:number-style style:name="N189">
      <loext:text> </loext:text>
      <loext:fill-character> </loext:fill-character>
      <number:text>— </number:text>
      <style:map style:condition="value()&gt;0" style:apply-style-name="N189P0"/>
      <style:map style:condition="value()&lt;0" style:apply-style-name="N189P1"/>
    </number:number-style>
    <number:number-style style:name="N190P0" style:volatile="true">
      <loext:text> </loext:text>
      <loext:fill-character> </loext:fill-character>
      <number:number number:decimal-places="1" loext:min-decimal-places="1" number:min-integer-digits="1" number:grouping="true"/>
      <number:text> </number:text>
    </number:number-style>
    <number:number-style style:name="N190P1" style:volatile="true">
      <loext:text> </loext:text>
      <loext:fill-character> </loext:fill-character>
      <number:text>(</number:text>
      <number:number number:decimal-places="1" loext:min-decimal-places="1" number:min-integer-digits="1" number:grouping="true"/>
      <number:text>)</number:text>
    </number:number-style>
    <number:number-style style:name="N190P2" style:volatile="true">
      <loext:text> </loext:text>
      <loext:fill-character> </loext:fill-character>
      <number:text>-</number:text>
      <number:number number:decimal-places="0" loext:min-decimal-places="0" number:min-integer-digits="0"/>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P0" style:volatile="true">
      <loext:text> </loext:text>
      <loext:fill-character> </loext:fill-character>
      <number:number number:decimal-places="0" loext:min-decimal-places="0" number:min-integer-digits="1" number:grouping="true"/>
      <number:text> </number:text>
    </number:number-style>
    <number:number-style style:name="N191P1" style:volatile="true">
      <loext:text> </loext:text>
      <loext:fill-character> </loext:fill-character>
      <number:text>(</number:text>
      <number:number number:decimal-places="0" loext:min-decimal-places="0"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text> </number:text>
      <number:number number:decimal-places="1" loext:min-decimal-places="1" number:min-integer-digits="1" number:grouping="true"/>
      <number:text> </number:text>
    </number:number-style>
    <number:number-style style:name="N192P1" style:volatile="true">
      <number:text>—  </number:text>
      <number:number number:decimal-places="1" loext:min-decimal-places="1" number:min-integer-digits="1" number:grouping="true"/>
      <number:text> </number:text>
    </number:number-style>
    <number:number-style style:name="N192">
      <number:text>— </number:text>
      <style:map style:condition="value()&gt;0" style:apply-style-name="N192P0"/>
      <style:map style:condition="value()&lt;0" style:apply-style-name="N192P1"/>
    </number:number-style>
    <number:number-style style:name="N193P0" style:volatile="true">
      <number:text> </number:text>
      <number:number number:decimal-places="2" loext:min-decimal-places="2" number:min-integer-digits="1" number:grouping="true"/>
      <number:text> </number:text>
    </number:number-style>
    <number:number-style style:name="N193P1" style:volatile="true">
      <number:text>—  </number:text>
      <number:number number:decimal-places="2" loext:min-decimal-places="2" number:min-integer-digits="1" number:grouping="true"/>
      <number:text> </number:text>
    </number:number-style>
    <number:number-style style:name="N193">
      <number:text>— </number:text>
      <style:map style:condition="value()&gt;0" style:apply-style-name="N193P0"/>
      <style:map style:condition="value()&lt;0" style:apply-style-name="N193P1"/>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 </number:text>
      <style:map style:condition="value()&gt;=0" style:apply-style-name="N194P0"/>
    </number:number-style>
    <number:number-style style:name="N195P0" style:volatile="true">
      <number:number number:decimal-places="0" loext:min-decimal-places="0" number:min-integer-digits="1" number:grouping="true"/>
      <number:text> </number:text>
    </number:number-style>
    <number:number-style style:name="N195">
      <style:text-properties fo:color="#ff0000"/>
      <number:text>-</number:text>
      <number:number number:decimal-places="0" loext:min-decimal-places="0" number:min-integer-digits="1" number:grouping="true"/>
      <number:text> </number:text>
      <style:map style:condition="value()&gt;=0" style:apply-style-name="N195P0"/>
    </number:number-style>
    <number:number-style style:name="N196P0" style:volatile="true">
      <number:number number:decimal-places="2" loext:min-decimal-places="2" number:min-integer-digits="1"/>
      <number:text> </number:text>
    </number:number-style>
    <number:number-style style:name="N196">
      <style:text-properties fo:color="#ff0000"/>
      <number:text>(</number:text>
      <number:number number:decimal-places="2" loext:min-decimal-places="2" number:min-integer-digits="1"/>
      <number:text>)</number:text>
      <style:map style:condition="value()&gt;=0" style:apply-style-name="N196P0"/>
    </number:number-style>
    <number:number-style style:name="N197P0" style:volatile="true">
      <loext:text>   </loext:text>
      <loext:fill-character> </loext:fill-character>
      <number:number number:decimal-places="1" loext:min-decimal-places="1" number:min-integer-digits="1" number:grouping="true"/>
    </number:number-style>
    <number:number-style style:name="N197P1" style:volatile="true">
      <loext:text>－</loext:text>
      <loext:fill-character> </loext:fill-character>
      <number:number number:decimal-places="1" loext:min-decimal-places="1"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loext:fill-character> </loext:fill-character>
      <number:number number:decimal-places="0" loext:min-decimal-places="0" number:min-integer-digits="1" number:grouping="true"/>
    </number:number-style>
    <number:number-style style:name="N198P1" style:volatile="true">
      <loext:text> －</loext:text>
      <loext:fill-character> </loext:fill-character>
      <number:number number:decimal-places="0" loext:min-decimal-places="0"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loext:fill-character> </loext:fill-character>
      <number:number number:decimal-places="0" loext:min-decimal-places="0" number:min-integer-digits="1" number:grouping="true"/>
    </number:number-style>
    <number:number-style style:name="N199P1" style:volatile="true">
      <loext:text> －　</loext:text>
      <loext:fill-character> </loext:fill-character>
      <number:number number:decimal-places="0" loext:min-decimal-places="0"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loext:fill-character> </loext:fill-character>
      <number:number number:decimal-places="0" loext:min-decimal-places="0" number:min-integer-digits="1" number:grouping="true"/>
    </number:number-style>
    <number:number-style style:name="N200P1" style:volatile="true">
      <loext:text>　 －</loext:text>
      <loext:fill-character> </loext:fill-character>
      <number:number number:decimal-places="0" loext:min-decimal-places="0"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number number:decimal-places="0" loext:min-decimal-places="0" number:min-integer-digits="1" number:grouping="true"/>
    </number:number-style>
    <number:number-style style:name="N201P1" style:volatile="true">
      <number:text>－ </number:text>
      <number:number number:decimal-places="0" loext:min-decimal-places="0"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number number:decimal-places="0" loext:min-decimal-places="0" number:min-integer-digits="1" number:grouping="true"/>
    </number:number-style>
    <number:number-style style:name="N202P1" style:volatile="true">
      <number:text>－　 </number:text>
      <number:number number:decimal-places="0" loext:min-decimal-places="0"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number number:decimal-places="0" loext:min-decimal-places="0" number:min-integer-digits="1" number:grouping="true"/>
    </number:number-style>
    <number:number-style style:name="N203P1" style:volatile="true">
      <number:text>－  </number:text>
      <number:number number:decimal-places="0" loext:min-decimal-places="0"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number number:decimal-places="0" loext:min-decimal-places="0" number:min-integer-digits="1" number:grouping="true"/>
    </number:number-style>
    <number:number-style style:name="N204P1" style:volatile="true">
      <number:text>－   </number:text>
      <number:number number:decimal-places="0" loext:min-decimal-places="0"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number number:decimal-places="0" loext:min-decimal-places="0" number:min-integer-digits="1" number:grouping="true"/>
    </number:number-style>
    <number:number-style style:name="N205P1" style:volatile="true">
      <number:text>－    </number:text>
      <number:number number:decimal-places="0" loext:min-decimal-places="0"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loext:text>   </loext:text>
      <loext:fill-character> </loext:fill-character>
      <number:number number:decimal-places="0" loext:min-decimal-places="0" number:min-integer-digits="1" number:grouping="true"/>
    </number:number-style>
    <number:number-style style:name="N206P1" style:volatile="true">
      <number:text>－  </number:text>
      <number:number number:decimal-places="0" loext:min-decimal-places="0"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loext:text>   </loext:text>
      <loext:fill-character> </loext:fill-character>
      <number:number number:decimal-places="0" loext:min-decimal-places="0" number:min-integer-digits="1" number:grouping="true"/>
    </number:number-style>
    <number:number-style style:name="N207P1" style:volatile="true">
      <number:text>－ </number:text>
      <number:number number:decimal-places="0" loext:min-decimal-places="0"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number number:decimal-places="0" loext:min-decimal-places="0" number:min-integer-digits="1" number:grouping="true"/>
    </number:number-style>
    <number:number-style style:name="N208P1" style:volatile="true">
      <number:text> － </number:text>
      <number:number number:decimal-places="0" loext:min-decimal-places="0"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loext:fill-character> </loext:fill-character>
      <number:number number:decimal-places="0" loext:min-decimal-places="0" number:min-integer-digits="1" number:grouping="true"/>
    </number:number-style>
    <number:number-style style:name="N209P1" style:volatile="true">
      <loext:text> － </loext:text>
      <loext:fill-character> </loext:fill-character>
      <number:number number:decimal-places="0" loext:min-decimal-places="0"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number number:decimal-places="0" loext:min-decimal-places="0" number:min-integer-digits="1"/>
      <number:text> </number:text>
    </number:number-style>
    <number:number-style style:name="N210">
      <style:text-properties fo:color="#ff0000"/>
      <number:text>(</number:text>
      <number:number number:decimal-places="0" loext:min-decimal-places="0" number:min-integer-digits="1"/>
      <number:text>)</number:text>
      <style:map style:condition="value()&gt;=0" style:apply-style-name="N210P0"/>
    </number:number-style>
    <number:number-style style:name="N211P0" style:volatile="true">
      <loext:text>   </loext:text>
      <loext:fill-character> </loext:fill-character>
      <number:number number:decimal-places="0" loext:min-decimal-places="0" number:min-integer-digits="1" number:grouping="true"/>
    </number:number-style>
    <number:number-style style:name="N211P1" style:volatile="true">
      <number:text>－　　  </number:text>
      <number:number number:decimal-places="0" loext:min-decimal-places="0"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loext:text>   </loext:text>
      <loext:fill-character> </loext:fill-character>
      <number:number number:decimal-places="3" loext:min-decimal-places="3" number:min-integer-digits="1" number:grouping="true"/>
    </number:number-style>
    <number:number-style style:name="N212P1" style:volatile="true">
      <loext:text>     －</loext:text>
      <loext:fill-character> </loext:fill-character>
      <number:number number:decimal-places="3" loext:min-decimal-places="3" number:min-integer-digits="1" number:grouping="true"/>
    </number:number-style>
    <number:number-style style:name="N212">
      <number:text>0.00</number:text>
      <style:map style:condition="value()&gt;0" style:apply-style-name="N212P0"/>
      <style:map style:condition="value()&lt;0" style:apply-style-name="N212P1"/>
    </number:number-style>
    <number:number-style style:name="N213P0" style:volatile="true">
      <loext:text>   </loext:text>
      <loext:fill-character> </loext:fill-character>
      <number:number number:decimal-places="4" loext:min-decimal-places="4" number:min-integer-digits="1" number:grouping="true"/>
    </number:number-style>
    <number:number-style style:name="N213P1" style:volatile="true">
      <loext:text>     －</loext:text>
      <loext:fill-character> </loext:fill-character>
      <number:number number:decimal-places="4" loext:min-decimal-places="4" number:min-integer-digits="1" number:grouping="true"/>
    </number:number-style>
    <number:number-style style:name="N213">
      <number:text>0.00</number:text>
      <style:map style:condition="value()&gt;0" style:apply-style-name="N213P0"/>
      <style:map style:condition="value()&lt;0" style:apply-style-name="N213P1"/>
    </number:number-style>
    <number:number-style style:name="N214P0" style:volatile="true">
      <loext:text>   </loext:text>
      <loext:fill-character> </loext:fill-character>
      <number:number number:decimal-places="5" loext:min-decimal-places="5" number:min-integer-digits="1" number:grouping="true"/>
    </number:number-style>
    <number:number-style style:name="N214P1" style:volatile="true">
      <loext:text>     －</loext:text>
      <loext:fill-character> </loext:fill-character>
      <number:number number:decimal-places="5" loext:min-decimal-places="5" number:min-integer-digits="1" number:grouping="true"/>
    </number:number-style>
    <number:number-style style:name="N214">
      <number:text>0.00</number:text>
      <style:map style:condition="value()&gt;0" style:apply-style-name="N214P0"/>
      <style:map style:condition="value()&lt;0" style:apply-style-name="N214P1"/>
    </number:number-style>
    <number:number-style style:name="N215P0" style:volatile="true">
      <number:text>Yes</number:text>
    </number:number-style>
    <number:number-style style:name="N215P1" style:volatile="true">
      <number:text>Yes</number:text>
    </number:number-style>
    <number:number-style style:name="N215">
      <number:text>No</number:text>
      <style:map style:condition="value()&gt;0" style:apply-style-name="N215P0"/>
      <style:map style:condition="value()&lt;0" style:apply-style-name="N215P1"/>
    </number:number-style>
    <number:number-style style:name="N216P0" style:volatile="true">
      <number:text>True</number:text>
    </number:number-style>
    <number:number-style style:name="N216P1" style:volatile="true">
      <number:text>True</number:text>
    </number:number-style>
    <number:number-style style:name="N216">
      <number:text>False</number:text>
      <style:map style:condition="value()&gt;0" style:apply-style-name="N216P0"/>
      <style:map style:condition="value()&lt;0" style:apply-style-name="N216P1"/>
    </number:number-style>
    <number:number-style style:name="N217P0" style:volatile="true">
      <number:text>On</number:text>
    </number:number-style>
    <number:number-style style:name="N217P1" style:volatile="true">
      <number:text>On</number:text>
    </number:number-style>
    <number:number-style style:name="N217">
      <number:text>Off</number:text>
      <style:map style:condition="value()&gt;0" style:apply-style-name="N217P0"/>
      <style:map style:condition="value()&lt;0" style:apply-style-name="N217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time-style style:name="N10154" number:language="zh" number:country="TW">
      <number:am-pm/>
      <number:text> </number:text>
      <number:hours number:style="long"/>
      <number:text>:</number:text>
      <number:minutes number:style="long"/>
      <number:text>:</number:text>
      <number:seconds number:style="long"/>
    </number:tim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57">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0%"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4-12-04T15:30:05</meta:creation-date>
    <dc:creator>陳雪珠</dc:creator>
    <dc:date>2015-12-29T11:18:48</dc:date>
    <meta:document-statistic meta:table-count="2" meta:cell-count="736" meta:object-count="0"/>
    <meta:generator>LibreOffice/5.0.5.2$Windows_x86 LibreOffice_project/55b006a02d247b5f7215fc6ea0fde844b30035b3</meta:generator>
  </office:meta>
</office:document-meta>
</file>